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152.79pt"/>
    </style:style>
    <style:style style:name="co12" style:family="table-column">
      <style:table-column-properties fo:break-before="auto" style:column-width="116.79pt"/>
    </style:style>
    <style:style style:name="co13" style:family="table-column">
      <style:table-column-properties fo:break-before="auto" style:column-width="132.75pt"/>
    </style:style>
    <style:style style:name="co1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padding="2.01pt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1"/>
    <style:style style:name="ce7" style:family="table-cell" style:parent-style-name="Default" style:data-style-name="N11">
      <style:table-cell-properties fo:padding="2.01pt"/>
    </style:style>
    <style:style style:name="ce8" style:family="table-cell" style:parent-style-name="Default">
      <style:table-cell-properties fo:background-color="transparen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transparent"/>
    </style:style>
    <style:style style:name="ce13" style:family="table-cell" style:parent-style-name="Default" style:data-style-name="N11"/>
    <style:style style:name="ce1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1">
      <style:table-cell-properties fo:padding="2.01pt"/>
    </style:style>
    <style:style style:name="ce17" style:family="table-cell" style:parent-style-name="Default">
      <style:table-cell-properties fo:background-color="transparen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Version: 1.14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 Max Weight (That high tier won’t be selected)</text:p>
          </table:table-cell>
          <table:table-cell office:value-type="string" calcext:value-type="string">
            <text:p>New Weigh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pon/Armor (Equip)</text:p>
          </table:table-cell>
          <table:table-cell office:value-type="string" calcext:value-type="string">
            <text:p>97.76 (2.24%)</text:p>
          </table:table-cell>
          <table:table-cell table:style-name="ce13" office:value-type="string" calcext:value-type="string">
            <text:p>95.52 (4.48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pon/Armor (Melee)</text:p>
          </table:table-cell>
          <table:table-cell office:value-type="string" calcext:value-type="string">
            <text:p>97.76 (2.24%)</text:p>
          </table:table-cell>
          <table:table-cell table:style-name="ce13" office:value-type="string" calcext:value-type="string">
            <text:p>95.52 (4.48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98.45 (1.55%)</text:p>
          </table:table-cell>
          <table:table-cell table:style-name="ce13" office:value-type="string" calcext:value-type="string">
            <text:p>96.90 (3.1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es (Zod)</text:p>
          </table:table-cell>
          <table:table-cell table:style-name="ce13" office:value-type="string" calcext:value-type="string">
            <text:p>99.98% (0.02%)</text:p>
          </table:table-cell>
          <table:table-cell table:style-name="ce13" office:value-type="string" calcext:value-type="string">
            <text:p>99.53% (0.47% - Ist TC Rates)</text:p>
          </table:table-cell>
          <table:table-cell table:number-columns-repeated="4"/>
        </table:table-row>
        <table:table-row table:style-name="ro1" table:number-rows-repeated="18">
          <table:table-cell table:number-columns-repeated="7"/>
        </table:table-row>
        <table:table-row table:style-name="ro1" table:number-rows-repeated="8"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5"/>
        </table:table-row>
      </table:table>
      <table:table table:name="Vanilla" table:style-name="ta1">
        <table:table-column table:style-name="co8" table:default-cell-style-name="Default"/>
        <table:table-column table:style-name="co9" table:default-cell-style-name="ce16"/>
        <table:table-column table:style-name="co9" table:default-cell-style-name="Default"/>
        <table:table-column table:style-name="co4" table:number-columns-repeated="16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Weight (Of Not Selecting This Row)</text:p>
          </table:table-cell>
          <table:table-cell table:style-name="ce14" office:value-type="string" calcext:value-type="string">
            <text:p>Total Probability</text:p>
          </table:table-cell>
          <table:table-cell table:style-name="ce14" office:value-type="string" calcext:value-type="string">
            <text:p>Item 1</text:p>
          </table:table-cell>
          <table:table-cell table:style-name="ce17" office:value-type="string" calcext:value-type="string">
            <text:p>Prob 1</text:p>
          </table:table-cell>
          <table:table-cell table:style-name="ce17" office:value-type="string" calcext:value-type="string">
            <text:p>Item 2</text:p>
          </table:table-cell>
          <table:table-cell table:style-name="ce17" office:value-type="string" calcext:value-type="string">
            <text:p>Prob 2</text:p>
          </table:table-cell>
          <table:table-cell table:style-name="ce17" office:value-type="string" calcext:value-type="string">
            <text:p>Item 3</text:p>
          </table:table-cell>
          <table:table-cell table:style-name="ce17" office:value-type="string" calcext:value-type="string">
            <text:p>Prob 3</text:p>
          </table:table-cell>
          <table:table-cell table:style-name="ce14" office:value-type="string" calcext:value-type="string">
            <text:p>Item 4</text:p>
          </table:table-cell>
          <table:table-cell table:style-name="ce14" office:value-type="string" calcext:value-type="string">
            <text:p>Prob 4</text:p>
          </table:table-cell>
          <table:table-cell table:style-name="ce14" office:value-type="string" calcext:value-type="string">
            <text:p>Item 5</text:p>
          </table:table-cell>
          <table:table-cell table:style-name="ce14" office:value-type="string" calcext:value-type="string">
            <text:p>Prob 5</text:p>
          </table:table-cell>
          <table:table-cell table:style-name="ce14" office:value-type="string" calcext:value-type="string">
            <text:p>Item 6</text:p>
          </table:table-cell>
          <table:table-cell table:style-name="ce14" office:value-type="string" calcext:value-type="string">
            <text:p>Prob 6</text:p>
          </table:table-cell>
          <table:table-cell table:style-name="ce14" office:value-type="string" calcext:value-type="string">
            <text:p>Item 7</text:p>
          </table:table-cell>
          <table:table-cell table:style-name="ce14" office:value-type="string" calcext:value-type="string">
            <text:p>Prob 7</text:p>
          </table:table-cell>
          <table:table-cell table:style-name="ce14" office:value-type="string" calcext:value-type="string">
            <text:p>Item 8</text:p>
          </table:table-cell>
          <table:table-cell table:style-name="ce14" office:value-type="string" calcext:value-type="string">
            <text:p>Prob 8</text:p>
          </table:table-cell>
          <table:table-cell table:style-name="ce14" office:value-type="string" calcext:value-type="string">
            <text:p>Item 9</text:p>
          </table:table-cell>
          <table:table-cell table:style-name="ce14" office:value-type="string" calcext:value-type="string">
            <text:p>Prob 9</text:p>
          </table:table-cell>
        </table:table-row>
        <table:table-row table:style-name="ro1">
          <table:table-cell office:value-type="string" calcext:value-type="string">
            <text:p>Runes 1</text:p>
          </table:table-cell>
          <table:table-cell table:style-name="Default"/>
          <table:table-cell table:formula="of:=[.E2]+[.G2]+[.I2]" office:value-type="float" office:value="5" calcext:value-type="float">
            <text:p>5</text:p>
          </table:table-cell>
          <table:table-cell office:value-type="string" calcext:value-type="string">
            <text:p>r0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2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Runes 2</text:p>
          </table:table-cell>
          <table:table-cell table:style-name="ce13" table:formula="of:=[.I3]/[.C3]" office:value-type="percentage" office:value="0.285714285714286" calcext:value-type="percentage">
            <text:p>28.57%</text:p>
          </table:table-cell>
          <table:table-cell table:formula="of:=[.E3]+[.G3]+[.I3]" office:value-type="float" office:value="7" calcext:value-type="float">
            <text:p>7</text:p>
          </table:table-cell>
          <table:table-cell office:value-type="string" calcext:value-type="string">
            <text:p>r0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3</text:p>
          </table:table-cell>
          <table:table-cell table:style-name="ce13" table:formula="of:=[.I4]/[.C4]" office:value-type="percentage" office:value="0.5" calcext:value-type="percentage">
            <text:p>50.00%</text:p>
          </table:table-cell>
          <table:table-cell table:formula="of:=[.E4]+[.G4]+[.I4]" office:value-type="float" office:value="10" calcext:value-type="float">
            <text:p>10</text:p>
          </table:table-cell>
          <table:table-cell office:value-type="string" calcext:value-type="string">
            <text:p>r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4</text:p>
          </table:table-cell>
          <table:table-cell table:style-name="ce13" table:formula="of:=[.I5]/[.C5]" office:value-type="percentage" office:value="0.583333333333333" calcext:value-type="percentage">
            <text:p>58.33%</text:p>
          </table:table-cell>
          <table:table-cell table:formula="of:=[.E5]+[.G5]+[.I5]" office:value-type="float" office:value="12" calcext:value-type="float">
            <text:p>12</text:p>
          </table:table-cell>
          <table:table-cell office:value-type="string" calcext:value-type="string">
            <text:p>r0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3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5</text:p>
          </table:table-cell>
          <table:table-cell table:style-name="ce13" table:formula="of:=[.I6]/[.C6]" office:value-type="percentage" office:value="0.705882352941176" calcext:value-type="percentage">
            <text:p>70.59%</text:p>
          </table:table-cell>
          <table:table-cell table:formula="of:=[.E6]+[.G6]+[.I6]" office:value-type="float" office:value="17" calcext:value-type="float">
            <text:p>17</text:p>
          </table:table-cell>
          <table:table-cell office:value-type="string" calcext:value-type="string">
            <text:p>r0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4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6</text:p>
          </table:table-cell>
          <table:table-cell table:style-name="ce13" table:formula="of:=[.I7]/[.C7]" office:value-type="percentage" office:value="0.814814814814815" calcext:value-type="percentage">
            <text:p>81.48%</text:p>
          </table:table-cell>
          <table:table-cell table:formula="of:=[.E7]+[.G7]+[.I7]" office:value-type="float" office:value="27" calcext:value-type="float">
            <text:p>27</text:p>
          </table:table-cell>
          <table:table-cell office:value-type="string" calcext:value-type="string">
            <text:p>r1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5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7</text:p>
          </table:table-cell>
          <table:table-cell table:style-name="ce13" table:formula="of:=[.I8]/[.C8]" office:value-type="percentage" office:value="0.9" calcext:value-type="percentage">
            <text:p>90.00%</text:p>
          </table:table-cell>
          <table:table-cell table:formula="of:=[.E8]+[.G8]+[.I8]" office:value-type="float" office:value="50" calcext:value-type="float">
            <text:p>50</text:p>
          </table:table-cell>
          <table:table-cell office:value-type="string" calcext:value-type="string">
            <text:p>r1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6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8</text:p>
          </table:table-cell>
          <table:table-cell table:style-name="ce13" table:formula="of:=[.I9]/[.C9]" office:value-type="percentage" office:value="0.947368421052632" calcext:value-type="percentage">
            <text:p>94.74%</text:p>
          </table:table-cell>
          <table:table-cell table:formula="of:=[.E9]+[.G9]+[.I9]" office:value-type="float" office:value="95" calcext:value-type="float">
            <text:p>95</text:p>
          </table:table-cell>
          <table:table-cell office:value-type="string" calcext:value-type="string">
            <text:p>r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7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9</text:p>
          </table:table-cell>
          <table:table-cell table:style-name="ce13" table:formula="of:=[.I10]/[.C10]" office:value-type="percentage" office:value="0.972972972972973" calcext:value-type="percentage">
            <text:p>97.30%</text:p>
          </table:table-cell>
          <table:table-cell table:formula="of:=[.E10]+[.G10]+[.I10]" office:value-type="float" office:value="185" calcext:value-type="float">
            <text:p>185</text:p>
          </table:table-cell>
          <table:table-cell office:value-type="string" calcext:value-type="string">
            <text:p>r1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8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0</text:p>
          </table:table-cell>
          <table:table-cell table:style-name="ce13" table:formula="of:=[.I11]/[.C11]" office:value-type="percentage" office:value="0.986301369863014" calcext:value-type="percentage">
            <text:p>98.63%</text:p>
          </table:table-cell>
          <table:table-cell table:formula="of:=[.E11]+[.G11]+[.I11]" office:value-type="float" office:value="365" calcext:value-type="float">
            <text:p>365</text:p>
          </table:table-cell>
          <table:table-cell office:value-type="string" calcext:value-type="string">
            <text:p>r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9</text:p>
          </table:table-cell>
          <table:table-cell table:style-name="ce18"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1</text:p>
          </table:table-cell>
          <table:table-cell table:style-name="ce13" table:formula="of:=[.I12]/[.C12]" office:value-type="percentage" office:value="0.993103448275862" calcext:value-type="percentage">
            <text:p>99.31%</text:p>
          </table:table-cell>
          <table:table-cell table:formula="of:=[.E12]+[.G12]+[.I12]" office:value-type="float" office:value="725" calcext:value-type="float">
            <text:p>725</text:p>
          </table:table-cell>
          <table:table-cell office:value-type="string" calcext:value-type="string">
            <text:p>r2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0</text:p>
          </table:table-cell>
          <table:table-cell table:style-name="ce18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2</text:p>
          </table:table-cell>
          <table:table-cell table:style-name="ce13" table:formula="of:=[.I13]/[.C13]" office:value-type="percentage" office:value="0.995331465919701" calcext:value-type="percentage">
            <text:p>99.53%</text:p>
          </table:table-cell>
          <table:table-cell table:formula="of:=[.E13]+[.G13]+[.I13]" office:value-type="float" office:value="1071" calcext:value-type="float">
            <text:p>1071</text:p>
          </table:table-cell>
          <table:table-cell office:value-type="string" calcext:value-type="string">
            <text:p>r2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1</text:p>
          </table:table-cell>
          <table:table-cell table:style-name="ce18" office:value-type="float" office:value="1066" calcext:value-type="float">
            <text:p>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3</text:p>
          </table:table-cell>
          <table:table-cell table:style-name="ce13" table:formula="of:=[.I14]/[.C14]" office:value-type="percentage" office:value="0.996719160104987" calcext:value-type="percentage">
            <text:p>99.67%</text:p>
          </table:table-cell>
          <table:table-cell table:formula="of:=[.E14]+[.G14]+[.I14]" office:value-type="float" office:value="1524" calcext:value-type="float">
            <text:p>1524</text:p>
          </table:table-cell>
          <table:table-cell office:value-type="string" calcext:value-type="string">
            <text:p>r2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2</text:p>
          </table:table-cell>
          <table:table-cell table:style-name="ce18" office:value-type="float" office:value="1519" calcext:value-type="float">
            <text:p>1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4</text:p>
          </table:table-cell>
          <table:table-cell table:style-name="ce13" table:formula="of:=[.I15]/[.C15]" office:value-type="percentage" office:value="0.997701149425287" calcext:value-type="percentage">
            <text:p>99.77%</text:p>
          </table:table-cell>
          <table:table-cell table:formula="of:=[.E15]+[.G15]+[.I15]" office:value-type="float" office:value="2175" calcext:value-type="float">
            <text:p>2175</text:p>
          </table:table-cell>
          <table:table-cell office:value-type="string" calcext:value-type="string">
            <text:p>r2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3</text:p>
          </table:table-cell>
          <table:table-cell table:style-name="ce18" office:value-type="float" office:value="2170" calcext:value-type="float">
            <text:p>2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5</text:p>
          </table:table-cell>
          <table:table-cell table:style-name="ce13" table:formula="of:=[.I16]/[.C16]" office:value-type="percentage" office:value="0.998302783435166" calcext:value-type="percentage">
            <text:p>99.83%</text:p>
          </table:table-cell>
          <table:table-cell table:formula="of:=[.E16]+[.G16]+[.I16]" office:value-type="float" office:value="2946" calcext:value-type="float">
            <text:p>2946</text:p>
          </table:table-cell>
          <table:table-cell office:value-type="string" calcext:value-type="string">
            <text:p>r2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3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4</text:p>
          </table:table-cell>
          <table:table-cell table:style-name="ce18" office:value-type="float" office:value="2941" calcext:value-type="float">
            <text:p>29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6</text:p>
          </table:table-cell>
          <table:table-cell table:style-name="ce13" table:formula="of:=[.I17]/[.C17]" office:value-type="percentage" office:value="0.998738011105502" calcext:value-type="percentage">
            <text:p>99.87%</text:p>
          </table:table-cell>
          <table:table-cell table:formula="of:=[.E17]+[.G17]+[.I17]" office:value-type="float" office:value="3962" calcext:value-type="float">
            <text:p>3962</text:p>
          </table:table-cell>
          <table:table-cell office:value-type="string" calcext:value-type="string">
            <text:p>r3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5</text:p>
          </table:table-cell>
          <table:table-cell table:style-name="ce18" office:value-type="float" office:value="3957" calcext:value-type="float">
            <text:p>39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7</text:p>
          </table:table-cell>
          <table:table-cell table:style-name="ce13" table:formula="of:=[.G18]/[.C18]" office:value-type="percentage" office:value="0.999806613807774" calcext:value-type="percentage">
            <text:p>99.98%</text:p>
          </table:table-cell>
          <table:table-cell table:formula="of:=[.E18]+[.G18]+[.I18]" office:value-type="float" office:value="5171" calcext:value-type="float">
            <text:p>5171</text:p>
          </table:table-cell>
          <table:table-cell office:value-type="string" calcext:value-type="string">
            <text:p>r3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nes 16</text:p>
          </table:table-cell>
          <table:table-cell table:style-name="ce18" office:value-type="float" office:value="5170" calcext:value-type="float">
            <text:p>5170</text:p>
          </table:table-cell>
          <table:table-cell table:style-name="ce18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2" table:number-rows-repeated="4">
          <table:table-cell table:style-name="ce15" table:number-columns-repeated="2"/>
          <table:table-cell table:number-columns-repeated="19"/>
        </table:table-row>
        <table:table-row table:style-name="ro2">
          <table:table-cell table:style-name="ce15" table:number-columns-repeated="2"/>
          <table:table-cell table:formula="of:=[.E24]+[.G24]+[.I24]+[.K24]+[.M24]+[.O24]+[.Q24]+[.S24]+[.U24]" office:value-type="float" office:value="14" calcext:value-type="float">
            <text:p>14</text:p>
          </table:table-cell>
          <table:table-cell office:value-type="string" calcext:value-type="string">
            <text:p>weap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table:style-name="ce15" table:number-columns-repeated="2"/>
          <table:table-cell table:formula="of:=[.E25]+[.G25]+[.I25]+[.K25]+[.M25]+[.O25]+[.Q25]+[.S25]+[.U25]" office:value-type="float" office:value="20" calcext:value-type="float">
            <text:p>20</text:p>
          </table:table-cell>
          <table:table-cell office:value-type="string" calcext:value-type="string">
            <text:p>wea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style-name="ce15" table:number-columns-repeated="2"/>
          <table:table-cell table:formula="of:=[.E26]+[.G26]+[.I26]+[.K26]+[.M26]+[.O26]+[.Q26]+[.S26]+[.U26]" office:value-type="float" office:value="36" calcext:value-type="float">
            <text:p>36</text:p>
          </table:table-cell>
          <table:table-cell office:value-type="string" calcext:value-type="string">
            <text:p>wea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5"/>
          <table:table-cell table:formula="of:=[.U27]/[.C27]" office:value-type="percentage" office:value="0.454545454545455" calcext:value-type="percentage">
            <text:p>45.45%</text:p>
          </table:table-cell>
          <table:table-cell table:formula="of:=[.E27]+[.G27]+[.I27]+[.K27]+[.M27]+[.O27]+[.Q27]+[.S27]+[.U27]" office:value-type="float" office:value="66" calcext:value-type="float">
            <text:p>66</text:p>
          </table:table-cell>
          <table:table-cell office:value-type="string" calcext:value-type="string">
            <text:p>wea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Equip C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15"/>
          <table:table-cell table:formula="of:=[.U28]/[.C28]" office:value-type="percentage" office:value="0.625" calcext:value-type="percentage">
            <text:p>62.50%</text:p>
          </table:table-cell>
          <table:table-cell table:formula="of:=[.E28]+[.G28]+[.I28]+[.K28]+[.M28]+[.O28]+[.Q28]+[.S28]+[.U28]" office:value-type="float" office:value="96" calcext:value-type="float">
            <text:p>96</text:p>
          </table:table-cell>
          <table:table-cell office:value-type="string" calcext:value-type="string">
            <text:p>weap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Equip A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5"/>
          <table:table-cell table:formula="of:=[.U29]/[.C29]" office:value-type="percentage" office:value="0.689655172413793" calcext:value-type="percentage">
            <text:p>68.97%</text:p>
          </table:table-cell>
          <table:table-cell table:formula="of:=[.E29]+[.G29]+[.I29]+[.K29]+[.M29]+[.O29]+[.Q29]+[.S29]+[.U29]" office:value-type="float" office:value="116" calcext:value-type="float">
            <text:p>116</text:p>
          </table:table-cell>
          <table:table-cell office:value-type="string" calcext:value-type="string">
            <text:p>wea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Equip B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15"/>
          <table:table-cell table:formula="of:=[.U30]/[.C30]" office:value-type="percentage" office:value="0.735294117647059" calcext:value-type="percentage">
            <text:p>73.53%</text:p>
          </table:table-cell>
          <table:table-cell table:formula="of:=[.E30]+[.G30]+[.I30]+[.K30]+[.M30]+[.O30]+[.Q30]+[.S30]+[.U30]" office:value-type="float" office:value="136" calcext:value-type="float">
            <text:p>136</text:p>
          </table:table-cell>
          <table:table-cell office:value-type="string" calcext:value-type="string">
            <text:p>wea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Equip C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15"/>
          <table:table-cell table:formula="of:=[.U31]/[.C31]" office:value-type="percentage" office:value="0.847457627118644" calcext:value-type="percentage">
            <text:p>84.75%</text:p>
          </table:table-cell>
          <table:table-cell table:formula="of:=[.E31]+[.G31]+[.I31]+[.K31]+[.M31]+[.O31]+[.Q31]+[.S31]+[.U31]" office:value-type="float" office:value="236" calcext:value-type="float">
            <text:p>236</text:p>
          </table:table-cell>
          <table:table-cell office:value-type="string" calcext:value-type="string">
            <text:p>wea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Equip 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15"/>
          <table:table-cell table:formula="of:=[.U32]/[.C32]" office:value-type="percentage" office:value="0.904255319148936" calcext:value-type="percentage">
            <text:p>90.43%</text:p>
          </table:table-cell>
          <table:table-cell table:formula="of:=[.E32]+[.G32]+[.I32]+[.K32]+[.M32]+[.O32]+[.Q32]+[.S32]+[.U32]" office:value-type="float" office:value="376" calcext:value-type="float">
            <text:p>376</text:p>
          </table:table-cell>
          <table:table-cell office:value-type="string" calcext:value-type="string">
            <text:p>wea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Equip B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style-name="ce15"/>
          <table:table-cell table:formula="of:=[.U33]/[.C33]" office:value-type="percentage" office:value="0.928725701943844" calcext:value-type="percentage">
            <text:p>92.87%</text:p>
          </table:table-cell>
          <table:table-cell table:formula="of:=[.E33]+[.G33]+[.I33]+[.K33]+[.M33]+[.O33]+[.Q33]+[.S33]+[.U33]" office:value-type="float" office:value="463" calcext:value-type="float">
            <text:p>463</text:p>
          </table:table-cell>
          <table:table-cell office:value-type="string" calcext:value-type="string">
            <text:p>wea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Equip C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table:style-name="ce15"/>
          <table:table-cell table:formula="of:=[.U34]/[.C34]" office:value-type="percentage" office:value="0.93984962406015" calcext:value-type="percentage">
            <text:p>93.98%</text:p>
          </table:table-cell>
          <table:table-cell table:formula="of:=[.E34]+[.G34]+[.I34]+[.K34]+[.M34]+[.O34]+[.Q34]+[.S34]+[.U34]" office:value-type="float" office:value="532" calcext:value-type="float">
            <text:p>532</text:p>
          </table:table-cell>
          <table:table-cell office:value-type="string" calcext:value-type="string">
            <text:p>wea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Equip A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15"/>
          <table:table-cell table:formula="of:=[.U35]/[.C35]" office:value-type="percentage" office:value="0.938805970149254" calcext:value-type="percentage">
            <text:p>93.88%</text:p>
          </table:table-cell>
          <table:table-cell table:formula="of:=[.E35]+[.G35]+[.I35]+[.K35]+[.M35]+[.O35]+[.Q35]+[.S35]+[.U35]" office:value-type="float" office:value="670" calcext:value-type="float">
            <text:p>670</text:p>
          </table:table-cell>
          <table:table-cell office:value-type="string" calcext:value-type="string">
            <text:p>wea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 4 Equip B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table:style-name="ce15"/>
          <table:table-cell table:formula="of:=[.U36]/[.C36]" office:value-type="percentage" office:value="0.954308093994778" calcext:value-type="percentage">
            <text:p>95.43%</text:p>
          </table:table-cell>
          <table:table-cell table:formula="of:=[.E36]+[.G36]+[.I36]+[.K36]+[.M36]+[.O36]+[.Q36]+[.S36]+[.U36]" office:value-type="float" office:value="766" calcext:value-type="float">
            <text:p>766</text:p>
          </table:table-cell>
          <table:table-cell office:value-type="string" calcext:value-type="string">
            <text:p>wea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Equip A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table:style-name="ce15"/>
          <table:table-cell table:formula="of:=[.U37]/[.C37]" office:value-type="percentage" office:value="0.959677419354839" calcext:value-type="percentage">
            <text:p>95.97%</text:p>
          </table:table-cell>
          <table:table-cell table:formula="of:=[.E37]+[.G37]+[.I37]+[.K37]+[.M37]+[.O37]+[.Q37]+[.S37]+[.U37]" office:value-type="float" office:value="868" calcext:value-type="float">
            <text:p>868</text:p>
          </table:table-cell>
          <table:table-cell office:value-type="string" calcext:value-type="string">
            <text:p>wea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Equip B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15"/>
          <table:table-cell table:formula="of:=[.U38]/[.C38]" office:value-type="percentage" office:value="0.962924819773429" calcext:value-type="percentage">
            <text:p>96.29%</text:p>
          </table:table-cell>
          <table:table-cell table:formula="of:=[.E38]+[.G38]+[.I38]+[.K38]+[.M38]+[.O38]+[.Q38]+[.S38]+[.U38]" office:value-type="float" office:value="971" calcext:value-type="float">
            <text:p>971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Equip C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 table:style-name="ce15"/>
          <table:table-cell table:formula="of:=[.U39]/[.C39]" office:value-type="percentage" office:value="0.963382737576286" calcext:value-type="percentage">
            <text:p>96.34%</text:p>
          </table:table-cell>
          <table:table-cell table:formula="of:=[.E39]+[.G39]+[.I39]+[.K39]+[.M39]+[.O39]+[.Q39]+[.S39]+[.U39]" office:value-type="float" office:value="1147" calcext:value-type="float">
            <text:p>1147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N) Equip A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table-cell table:style-name="ce15"/>
          <table:table-cell table:formula="of:=[.U40]/[.C40]" office:value-type="percentage" office:value="0.965909090909091" calcext:value-type="percentage">
            <text:p>96.59%</text:p>
          </table:table-cell>
          <table:table-cell table:formula="of:=[.E40]+[.G40]+[.I40]+[.K40]+[.M40]+[.O40]+[.Q40]+[.S40]+[.U40]" office:value-type="float" office:value="1056" calcext:value-type="float">
            <text:p>1056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N) Equip A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table:style-name="ce15"/>
          <table:table-cell table:formula="of:=[.U41]/[.C41]" office:value-type="percentage" office:value="0.967058823529412" calcext:value-type="percentage">
            <text:p>96.71%</text:p>
          </table:table-cell>
          <table:table-cell table:formula="of:=[.E41]+[.G41]+[.I41]+[.K41]+[.M41]+[.O41]+[.Q41]+[.S41]+[.U41]" office:value-type="float" office:value="1275" calcext:value-type="float">
            <text:p>1275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N) Equip B</text:p>
          </table:table-cell>
          <table:table-cell office:value-type="float" office:value="1233" calcext:value-type="float">
            <text:p>1233</text:p>
          </table:table-cell>
        </table:table-row>
        <table:table-row table:style-name="ro2">
          <table:table-cell table:style-name="ce15"/>
          <table:table-cell table:formula="of:=[.U42]/[.C42]" office:value-type="percentage" office:value="0.968448729184926" calcext:value-type="percentage">
            <text:p>96.84%</text:p>
          </table:table-cell>
          <table:table-cell table:formula="of:=[.E42]+[.G42]+[.I42]+[.K42]+[.M42]+[.O42]+[.Q42]+[.S42]+[.U42]" office:value-type="float" office:value="1141" calcext:value-type="float">
            <text:p>1141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Equip A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table-cell table:style-name="ce15"/>
          <table:table-cell table:formula="of:=[.U43]/[.C43]" office:value-type="percentage" office:value="0.969117647058824" calcext:value-type="percentage">
            <text:p>96.91%</text:p>
          </table:table-cell>
          <table:table-cell table:formula="of:=[.E43]+[.G43]+[.I43]+[.K43]+[.M43]+[.O43]+[.Q43]+[.S43]+[.U43]" office:value-type="float" office:value="1360" calcext:value-type="float">
            <text:p>1360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N) Equip A</text:p>
          </table:table-cell>
          <table:table-cell office:value-type="float" office:value="1318" calcext:value-type="float">
            <text:p>1318</text:p>
          </table:table-cell>
        </table:table-row>
        <table:table-row table:style-name="ro2">
          <table:table-cell table:style-name="ce15"/>
          <table:table-cell table:formula="of:=[.U44]/[.C44]" office:value-type="percentage" office:value="0.970636215334421" calcext:value-type="percentage">
            <text:p>97.06%</text:p>
          </table:table-cell>
          <table:table-cell table:formula="of:=[.E44]+[.G44]+[.I44]+[.K44]+[.M44]+[.O44]+[.Q44]+[.S44]+[.U44]" office:value-type="float" office:value="1226" calcext:value-type="float">
            <text:p>1226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Equip B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table:style-name="ce15"/>
          <table:table-cell table:formula="of:=[.U45]/[.C45]" office:value-type="percentage" office:value="0.971755211835911" calcext:value-type="percentage">
            <text:p>97.18%</text:p>
          </table:table-cell>
          <table:table-cell table:formula="of:=[.E45]+[.G45]+[.I45]+[.K45]+[.M45]+[.O45]+[.Q45]+[.S45]+[.U45]" office:value-type="float" office:value="1487" calcext:value-type="float">
            <text:p>1487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N) Equip A</text:p>
          </table:table-cell>
          <table:table-cell office:value-type="float" office:value="1445" calcext:value-type="float">
            <text:p>1445</text:p>
          </table:table-cell>
        </table:table-row>
        <table:table-row table:style-name="ro2">
          <table:table-cell table:style-name="ce15"/>
          <table:table-cell table:formula="of:=[.U46]/[.C46]" office:value-type="percentage" office:value="0.97254004576659" calcext:value-type="percentage">
            <text:p>97.25%</text:p>
          </table:table-cell>
          <table:table-cell table:formula="of:=[.E46]+[.G46]+[.I46]+[.K46]+[.M46]+[.O46]+[.Q46]+[.S46]+[.U46]" office:value-type="float" office:value="1311" calcext:value-type="float">
            <text:p>1311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N) Equip A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 table:style-name="ce15"/>
          <table:table-cell table:formula="of:=[.U47]/[.C47]" office:value-type="percentage" office:value="0.973282442748092" calcext:value-type="percentage">
            <text:p>97.33%</text:p>
          </table:table-cell>
          <table:table-cell table:formula="of:=[.E47]+[.G47]+[.I47]+[.K47]+[.M47]+[.O47]+[.Q47]+[.S47]+[.U47]" office:value-type="float" office:value="1572" calcext:value-type="float">
            <text:p>1572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N) Equip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table:style-name="ce15"/>
          <table:table-cell table:formula="of:=[.U48]/[.C48]" office:value-type="percentage" office:value="0.974212034383954" calcext:value-type="percentage">
            <text:p>97.42%</text:p>
          </table:table-cell>
          <table:table-cell table:formula="of:=[.E48]+[.G48]+[.I48]+[.K48]+[.M48]+[.O48]+[.Q48]+[.S48]+[.U48]" office:value-type="float" office:value="1396" calcext:value-type="float">
            <text:p>1396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Equip A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table-cell table:style-name="ce15"/>
          <table:table-cell table:formula="of:=[.U49]/[.C49]" office:value-type="percentage" office:value="0.975294117647059" calcext:value-type="percentage">
            <text:p>97.53%</text:p>
          </table:table-cell>
          <table:table-cell table:formula="of:=[.E49]+[.G49]+[.I49]+[.K49]+[.M49]+[.O49]+[.Q49]+[.S49]+[.U49]" office:value-type="float" office:value="1700" calcext:value-type="float">
            <text:p>1700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4 (N) Equip A</text:p>
          </table:table-cell>
          <table:table-cell office:value-type="float" office:value="1658" calcext:value-type="float">
            <text:p>1658</text:p>
          </table:table-cell>
        </table:table-row>
        <table:table-row table:style-name="ro2">
          <table:table-cell table:style-name="ce15"/>
          <table:table-cell table:formula="of:=[.U50]/[.C50]" office:value-type="percentage" office:value="0.975692099932478" calcext:value-type="percentage">
            <text:p>97.57%</text:p>
          </table:table-cell>
          <table:table-cell table:formula="of:=[.E50]+[.G50]+[.I50]+[.K50]+[.M50]+[.O50]+[.Q50]+[.S50]+[.U50]" office:value-type="float" office:value="1481" calcext:value-type="float">
            <text:p>1481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Equip B</text:p>
          </table:table-cell>
          <table:table-cell office:value-type="float" office:value="1445" calcext:value-type="float">
            <text:p>1445</text:p>
          </table:table-cell>
        </table:table-row>
        <table:table-row table:style-name="ro2">
          <table:table-cell table:style-name="ce15"/>
          <table:table-cell table:formula="of:=[.U51]/[.C51]" office:value-type="percentage" office:value="0.976470588235294" calcext:value-type="percentage">
            <text:p>97.65%</text:p>
          </table:table-cell>
          <table:table-cell table:formula="of:=[.E51]+[.G51]+[.I51]+[.K51]+[.M51]+[.O51]+[.Q51]+[.S51]+[.U51]" office:value-type="float" office:value="1785" calcext:value-type="float">
            <text:p>1785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Equip A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 table:style-name="ce15"/>
          <table:table-cell table:formula="of:=[.U52]/[.C52]" office:value-type="percentage" office:value="0.977011494252874" calcext:value-type="percentage">
            <text:p>97.70%</text:p>
          </table:table-cell>
          <table:table-cell table:formula="of:=[.E52]+[.G52]+[.I52]+[.K52]+[.M52]+[.O52]+[.Q52]+[.S52]+[.U52]" office:value-type="float" office:value="1566" calcext:value-type="float">
            <text:p>1566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N) Equip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53]/[.C53]" office:value-type="percentage" office:value="0.977011494252874" calcext:value-type="percentage">
            <text:p>97.70%</text:p>
          </table:table-cell>
          <table:table-cell table:formula="of:=[.E53]+[.G53]+[.I53]+[.K53]+[.M53]+[.O53]+[.Q53]+[.S53]+[.U53]" office:value-type="float" office:value="1827" calcext:value-type="float">
            <text:p>1827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Equip C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/>
          <table:table-cell table:formula="of:=[.U54]/[.C54]" office:value-type="percentage" office:value="0.977011494252874" calcext:value-type="percentage">
            <text:p>97.70%</text:p>
          </table:table-cell>
          <table:table-cell table:formula="of:=[.E54]+[.G54]+[.I54]+[.K54]+[.M54]+[.O54]+[.Q54]+[.S54]+[.U54]" office:value-type="float" office:value="1566" calcext:value-type="float">
            <text:p>1566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Equip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55]/[.C55]" office:value-type="percentage" office:value="0.977011494252874" calcext:value-type="percentage">
            <text:p>97.70%</text:p>
          </table:table-cell>
          <table:table-cell table:formula="of:=[.E55]+[.G55]+[.I55]+[.K55]+[.M55]+[.O55]+[.Q55]+[.S55]+[.U55]" office:value-type="float" office:value="1827" calcext:value-type="float">
            <text:p>1827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H) Equip A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/>
          <table:table-cell table:formula="of:=[.U56]/[.C56]" office:value-type="percentage" office:value="0.977011494252874" calcext:value-type="percentage">
            <text:p>97.70%</text:p>
          </table:table-cell>
          <table:table-cell table:formula="of:=[.E56]+[.G56]+[.I56]+[.K56]+[.M56]+[.O56]+[.Q56]+[.S56]+[.U56]" office:value-type="float" office:value="1566" calcext:value-type="float">
            <text:p>1566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Equip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57]/[.C57]" office:value-type="percentage" office:value="0.977011494252874" calcext:value-type="percentage">
            <text:p>97.70%</text:p>
          </table:table-cell>
          <table:table-cell table:formula="of:=[.E57]+[.G57]+[.I57]+[.K57]+[.M57]+[.O57]+[.Q57]+[.S57]+[.U57]" office:value-type="float" office:value="1827" calcext:value-type="float">
            <text:p>1827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H) Equip A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/>
          <table:table-cell table:formula="of:=[.U58]/[.C58]" office:value-type="percentage" office:value="0.977011494252874" calcext:value-type="percentage">
            <text:p>97.70%</text:p>
          </table:table-cell>
          <table:table-cell table:formula="of:=[.E58]+[.G58]+[.I58]+[.K58]+[.M58]+[.O58]+[.Q58]+[.S58]+[.U58]" office:value-type="float" office:value="1566" calcext:value-type="float">
            <text:p>1566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H) Equip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59]/[.C59]" office:value-type="percentage" office:value="0.977011494252874" calcext:value-type="percentage">
            <text:p>97.70%</text:p>
          </table:table-cell>
          <table:table-cell table:formula="of:=[.E59]+[.G59]+[.I59]+[.K59]+[.M59]+[.O59]+[.Q59]+[.S59]+[.U59]" office:value-type="float" office:value="1827" calcext:value-type="float">
            <text:p>1827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H) Equip B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/>
          <table:table-cell table:formula="of:=[.U60]/[.C60]" office:value-type="percentage" office:value="0.977011494252874" calcext:value-type="percentage">
            <text:p>97.70%</text:p>
          </table:table-cell>
          <table:table-cell table:formula="of:=[.E60]+[.G60]+[.I60]+[.K60]+[.M60]+[.O60]+[.Q60]+[.S60]+[.U60]" office:value-type="float" office:value="1566" calcext:value-type="float">
            <text:p>1566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Equip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61]/[.C61]" office:value-type="percentage" office:value="0.977011494252874" calcext:value-type="percentage">
            <text:p>97.70%</text:p>
          </table:table-cell>
          <table:table-cell table:formula="of:=[.E61]+[.G61]+[.I61]+[.K61]+[.M61]+[.O61]+[.Q61]+[.S61]+[.U61]" office:value-type="float" office:value="1827" calcext:value-type="float">
            <text:p>1827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H) Equip A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/>
          <table:table-cell table:formula="of:=[.U62]/[.C62]" office:value-type="percentage" office:value="0.977011494252874" calcext:value-type="percentage">
            <text:p>97.70%</text:p>
          </table:table-cell>
          <table:table-cell table:formula="of:=[.E62]+[.G62]+[.I62]+[.K62]+[.M62]+[.O62]+[.Q62]+[.S62]+[.U62]" office:value-type="float" office:value="1566" calcext:value-type="float">
            <text:p>1566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Equip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63]/[.C63]" office:value-type="percentage" office:value="0.977011494252874" calcext:value-type="percentage">
            <text:p>97.70%</text:p>
          </table:table-cell>
          <table:table-cell table:formula="of:=[.E63]+[.G63]+[.I63]+[.K63]+[.M63]+[.O63]+[.Q63]+[.S63]+[.U63]" office:value-type="float" office:value="1827" calcext:value-type="float">
            <text:p>1827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4 (H) Equip A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/>
          <table:table-cell table:formula="of:=[.U64]/[.C64]" office:value-type="percentage" office:value="0.977011494252874" calcext:value-type="percentage">
            <text:p>97.70%</text:p>
          </table:table-cell>
          <table:table-cell table:formula="of:=[.E64]+[.G64]+[.I64]+[.K64]+[.M64]+[.O64]+[.Q64]+[.S64]+[.U64]" office:value-type="float" office:value="1566" calcext:value-type="float">
            <text:p>1566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Equip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65]/[.C65]" office:value-type="percentage" office:value="0.977011494252874" calcext:value-type="percentage">
            <text:p>97.70%</text:p>
          </table:table-cell>
          <table:table-cell table:formula="of:=[.E65]+[.G65]+[.I65]+[.K65]+[.M65]+[.O65]+[.Q65]+[.S65]+[.U65]" office:value-type="float" office:value="1566" calcext:value-type="float">
            <text:p>1566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Equip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66]/[.C66]" office:value-type="percentage" office:value="0.977011494252874" calcext:value-type="percentage">
            <text:p>97.70%</text:p>
          </table:table-cell>
          <table:table-cell table:formula="of:=[.E66]+[.G66]+[.I66]+[.K66]+[.M66]+[.O66]+[.Q66]+[.S66]+[.U66]" office:value-type="float" office:value="1566" calcext:value-type="float">
            <text:p>1566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Equip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67]/[.C67]" office:value-type="percentage" office:value="0.977635782747604" calcext:value-type="percentage">
            <text:p>97.76%</text:p>
          </table:table-cell>
          <table:table-cell table:formula="of:=[.E67]+[.G67]+[.I67]+[.K67]+[.M67]+[.O67]+[.Q67]+[.S67]+[.U67]" office:value-type="float" office:value="1565" calcext:value-type="float">
            <text:p>1565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Equip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table:number-columns-repeated="2"/>
          <table:table-cell table:formula="of:=[.E68]+[.G68]+[.I68]+[.K68]+[.M68]+[.O68]+[.Q68]+[.S68]+[.U68]" office:value-type="float" office:value="14" calcext:value-type="float">
            <text:p>14</text:p>
          </table:table-cell>
          <table:table-cell office:value-type="string" calcext:value-type="string">
            <text:p>mele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table:number-columns-repeated="2"/>
          <table:table-cell table:formula="of:=[.E69]+[.G69]+[.I69]+[.K69]+[.M69]+[.O69]+[.Q69]+[.S69]+[.U69]" office:value-type="float" office:value="20" calcext:value-type="float">
            <text:p>20</text:p>
          </table:table-cell>
          <table:table-cell office:value-type="string" calcext:value-type="string">
            <text:p>mel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[.E70]+[.G70]+[.I70]+[.K70]+[.M70]+[.O70]+[.Q70]+[.S70]+[.U70]" office:value-type="float" office:value="36" calcext:value-type="float">
            <text:p>36</text:p>
          </table:table-cell>
          <table:table-cell office:value-type="string" calcext:value-type="string">
            <text:p>mel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formula="of:=[.U71]/[.C71]" office:value-type="percentage" office:value="0.454545454545455" calcext:value-type="percentage">
            <text:p>45.45%</text:p>
          </table:table-cell>
          <table:table-cell table:formula="of:=[.E71]+[.G71]+[.I71]+[.K71]+[.M71]+[.O71]+[.Q71]+[.S71]+[.U71]" office:value-type="float" office:value="66" calcext:value-type="float">
            <text:p>66</text:p>
          </table:table-cell>
          <table:table-cell office:value-type="string" calcext:value-type="string">
            <text:p>mel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Melee C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table:formula="of:=[.U72]/[.C72]" office:value-type="percentage" office:value="0.625" calcext:value-type="percentage">
            <text:p>62.50%</text:p>
          </table:table-cell>
          <table:table-cell table:formula="of:=[.E72]+[.G72]+[.I72]+[.K72]+[.M72]+[.O72]+[.Q72]+[.S72]+[.U72]" office:value-type="float" office:value="96" calcext:value-type="float">
            <text:p>96</text:p>
          </table:table-cell>
          <table:table-cell office:value-type="string" calcext:value-type="string">
            <text:p>mele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Melee A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table:formula="of:=[.U73]/[.C73]" office:value-type="percentage" office:value="0.714285714285714" calcext:value-type="percentage">
            <text:p>71.43%</text:p>
          </table:table-cell>
          <table:table-cell table:formula="of:=[.E73]+[.G73]+[.I73]+[.K73]+[.M73]+[.O73]+[.Q73]+[.S73]+[.U73]" office:value-type="float" office:value="126" calcext:value-type="float">
            <text:p>126</text:p>
          </table:table-cell>
          <table:table-cell office:value-type="string" calcext:value-type="string">
            <text:p>mele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Melee B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table:formula="of:=[.U74]/[.C74]" office:value-type="percentage" office:value="0.769230769230769" calcext:value-type="percentage">
            <text:p>76.92%</text:p>
          </table:table-cell>
          <table:table-cell table:formula="of:=[.E74]+[.G74]+[.I74]+[.K74]+[.M74]+[.O74]+[.Q74]+[.S74]+[.U74]" office:value-type="float" office:value="156" calcext:value-type="float">
            <text:p>156</text:p>
          </table:table-cell>
          <table:table-cell office:value-type="string" calcext:value-type="string">
            <text:p>mele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Melee C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table:formula="of:=[.U75]/[.C75]" office:value-type="percentage" office:value="0.806451612903226" calcext:value-type="percentage">
            <text:p>80.65%</text:p>
          </table:table-cell>
          <table:table-cell table:formula="of:=[.E75]+[.G75]+[.I75]+[.K75]+[.M75]+[.O75]+[.Q75]+[.S75]+[.U75]" office:value-type="float" office:value="186" calcext:value-type="float">
            <text:p>186</text:p>
          </table:table-cell>
          <table:table-cell office:value-type="string" calcext:value-type="string">
            <text:p>mele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Melee A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table:formula="of:=[.U76]/[.C76]" office:value-type="percentage" office:value="0.833333333333333" calcext:value-type="percentage">
            <text:p>83.33%</text:p>
          </table:table-cell>
          <table:table-cell table:formula="of:=[.E76]+[.G76]+[.I76]+[.K76]+[.M76]+[.O76]+[.Q76]+[.S76]+[.U76]" office:value-type="float" office:value="216" calcext:value-type="float">
            <text:p>216</text:p>
          </table:table-cell>
          <table:table-cell office:value-type="string" calcext:value-type="string">
            <text:p>mele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Melee B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table:formula="of:=[.U77]/[.C77]" office:value-type="percentage" office:value="0.864197530864197" calcext:value-type="percentage">
            <text:p>86.42%</text:p>
          </table:table-cell>
          <table:table-cell table:formula="of:=[.E77]+[.G77]+[.I77]+[.K77]+[.M77]+[.O77]+[.Q77]+[.S77]+[.U77]" office:value-type="float" office:value="243" calcext:value-type="float">
            <text:p>243</text:p>
          </table:table-cell>
          <table:table-cell office:value-type="string" calcext:value-type="string">
            <text:p>mele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le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Melee C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/>
          <table:table-cell table:formula="of:=[.U78]/[.C78]" office:value-type="percentage" office:value="0.89041095890411" calcext:value-type="percentage">
            <text:p>89.04%</text:p>
          </table:table-cell>
          <table:table-cell table:formula="of:=[.E78]+[.G78]+[.I78]+[.K78]+[.M78]+[.O78]+[.Q78]+[.S78]+[.U78]" office:value-type="float" office:value="292" calcext:value-type="float">
            <text:p>292</text:p>
          </table:table-cell>
          <table:table-cell office:value-type="string" calcext:value-type="string">
            <text:p>mele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Melee A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/>
          <table:table-cell table:formula="of:=[.U79]/[.C79]" office:value-type="percentage" office:value="0.90702947845805" calcext:value-type="percentage">
            <text:p>90.70%</text:p>
          </table:table-cell>
          <table:table-cell table:formula="of:=[.E79]+[.G79]+[.I79]+[.K79]+[.M79]+[.O79]+[.Q79]+[.S79]+[.U79]" office:value-type="float" office:value="441" calcext:value-type="float">
            <text:p>441</text:p>
          </table:table-cell>
          <table:table-cell office:value-type="string" calcext:value-type="string">
            <text:p>mele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 4 Melee B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table:formula="of:=[.U80]/[.C80]" office:value-type="percentage" office:value="0.933206106870229" calcext:value-type="percentage">
            <text:p>93.32%</text:p>
          </table:table-cell>
          <table:table-cell table:formula="of:=[.E80]+[.G80]+[.I80]+[.K80]+[.M80]+[.O80]+[.Q80]+[.S80]+[.U80]" office:value-type="float" office:value="524" calcext:value-type="float">
            <text:p>524</text:p>
          </table:table-cell>
          <table:table-cell office:value-type="string" calcext:value-type="string">
            <text:p>mele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Melee A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table-cell/>
          <table:table-cell table:formula="of:=[.U81]/[.C81]" office:value-type="percentage" office:value="0.947289156626506" calcext:value-type="percentage">
            <text:p>94.73%</text:p>
          </table:table-cell>
          <table:table-cell table:formula="of:=[.E81]+[.G81]+[.I81]+[.K81]+[.M81]+[.O81]+[.Q81]+[.S81]+[.U81]" office:value-type="float" office:value="664" calcext:value-type="float">
            <text:p>664</text:p>
          </table:table-cell>
          <table:table-cell office:value-type="string" calcext:value-type="string">
            <text:p>mele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Melee B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/>
          <table:table-cell table:formula="of:=[.U82]/[.C82]" office:value-type="percentage" office:value="0.95527950310559" calcext:value-type="percentage">
            <text:p>95.53%</text:p>
          </table:table-cell>
          <table:table-cell table:formula="of:=[.E82]+[.G82]+[.I82]+[.K82]+[.M82]+[.O82]+[.Q82]+[.S82]+[.U82]" office:value-type="float" office:value="805" calcext:value-type="float">
            <text:p>805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Melee C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table-cell/>
          <table:table-cell table:formula="of:=[.U83]/[.C83]" office:value-type="percentage" office:value="0.962924819773429" calcext:value-type="percentage">
            <text:p>96.29%</text:p>
          </table:table-cell>
          <table:table-cell table:formula="of:=[.E83]+[.G83]+[.I83]+[.K83]+[.M83]+[.O83]+[.Q83]+[.S83]+[.U83]" office:value-type="float" office:value="971" calcext:value-type="float">
            <text:p>971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N) Melee A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/>
          <table:table-cell table:formula="of:=[.U84]/[.C84]" office:value-type="percentage" office:value="0.964705882352941" calcext:value-type="percentage">
            <text:p>96.47%</text:p>
          </table:table-cell>
          <table:table-cell table:formula="of:=[.E84]+[.G84]+[.I84]+[.K84]+[.M84]+[.O84]+[.Q84]+[.S84]+[.U84]" office:value-type="float" office:value="1190" calcext:value-type="float">
            <text:p>1190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N) Melee B</text:p>
          </table:table-cell>
          <table:table-cell office:value-type="float" office:value="1148" calcext:value-type="float">
            <text:p>1148</text:p>
          </table:table-cell>
        </table:table-row>
        <table:table-row table:style-name="ro2">
          <table:table-cell/>
          <table:table-cell table:formula="of:=[.U85]/[.C85]" office:value-type="percentage" office:value="0.965909090909091" calcext:value-type="percentage">
            <text:p>96.59%</text:p>
          </table:table-cell>
          <table:table-cell table:formula="of:=[.E85]+[.G85]+[.I85]+[.K85]+[.M85]+[.O85]+[.Q85]+[.S85]+[.U85]" office:value-type="float" office:value="1056" calcext:value-type="float">
            <text:p>1056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Melee A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/>
          <table:table-cell table:formula="of:=[.U86]/[.C86]" office:value-type="percentage" office:value="0.967242948134668" calcext:value-type="percentage">
            <text:p>96.72%</text:p>
          </table:table-cell>
          <table:table-cell table:formula="of:=[.E86]+[.G86]+[.I86]+[.K86]+[.M86]+[.O86]+[.Q86]+[.S86]+[.U86]" office:value-type="float" office:value="1099" calcext:value-type="float">
            <text:p>1099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Melee B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/>
          <table:table-cell table:formula="of:=[.U87]/[.C87]" office:value-type="percentage" office:value="0.968448729184926" calcext:value-type="percentage">
            <text:p>96.84%</text:p>
          </table:table-cell>
          <table:table-cell table:formula="of:=[.E87]+[.G87]+[.I87]+[.K87]+[.M87]+[.O87]+[.Q87]+[.S87]+[.U87]" office:value-type="float" office:value="1141" calcext:value-type="float">
            <text:p>1141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N) Melee A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table-cell/>
          <table:table-cell table:formula="of:=[.U88]/[.C88]" office:value-type="percentage" office:value="0.969587255611875" calcext:value-type="percentage">
            <text:p>96.96%</text:p>
          </table:table-cell>
          <table:table-cell table:formula="of:=[.E88]+[.G88]+[.I88]+[.K88]+[.M88]+[.O88]+[.Q88]+[.S88]+[.U88]" office:value-type="float" office:value="1381" calcext:value-type="float">
            <text:p>1381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N) Melee B</text:p>
          </table:table-cell>
          <table:table-cell office:value-type="float" office:value="1339" calcext:value-type="float">
            <text:p>1339</text:p>
          </table:table-cell>
        </table:table-row>
        <table:table-row table:style-name="ro2">
          <table:table-cell/>
          <table:table-cell table:formula="of:=[.U89]/[.C89]" office:value-type="percentage" office:value="0.970636215334421" calcext:value-type="percentage">
            <text:p>97.06%</text:p>
          </table:table-cell>
          <table:table-cell table:formula="of:=[.E89]+[.G89]+[.I89]+[.K89]+[.M89]+[.O89]+[.Q89]+[.S89]+[.U89]" office:value-type="float" office:value="1226" calcext:value-type="float">
            <text:p>1226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Melee A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/>
          <table:table-cell table:formula="of:=[.U90]/[.C90]" office:value-type="percentage" office:value="0.97254004576659" calcext:value-type="percentage">
            <text:p>97.25%</text:p>
          </table:table-cell>
          <table:table-cell table:formula="of:=[.E90]+[.G90]+[.I90]+[.K90]+[.M90]+[.O90]+[.Q90]+[.S90]+[.U90]" office:value-type="float" office:value="1311" calcext:value-type="float">
            <text:p>1311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Melee B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/>
          <table:table-cell table:formula="of:=[.U91]/[.C91]" office:value-type="percentage" office:value="0.976470588235294" calcext:value-type="percentage">
            <text:p>97.65%</text:p>
          </table:table-cell>
          <table:table-cell table:formula="of:=[.E91]+[.G91]+[.I91]+[.K91]+[.M91]+[.O91]+[.Q91]+[.S91]+[.U91]" office:value-type="float" office:value="1785" calcext:value-type="float">
            <text:p>1785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Melee A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/>
          <table:table-cell table:formula="of:=[.U92]/[.C92]" office:value-type="percentage" office:value="0.977011494252874" calcext:value-type="percentage">
            <text:p>97.70%</text:p>
          </table:table-cell>
          <table:table-cell table:formula="of:=[.E92]+[.G92]+[.I92]+[.K92]+[.M92]+[.O92]+[.Q92]+[.S92]+[.U92]" office:value-type="float" office:value="1566" calcext:value-type="float">
            <text:p>1566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N) Melee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93]/[.C93]" office:value-type="percentage" office:value="0.976961053208996" calcext:value-type="percentage">
            <text:p>97.70%</text:p>
          </table:table-cell>
          <table:table-cell table:formula="of:=[.E93]+[.G93]+[.I93]+[.K93]+[.M93]+[.O93]+[.Q93]+[.S93]+[.U93]" office:value-type="float" office:value="1823" calcext:value-type="float">
            <text:p>1823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Melee C</text:p>
          </table:table-cell>
          <table:table-cell office:value-type="float" office:value="1781" calcext:value-type="float">
            <text:p>1781</text:p>
          </table:table-cell>
        </table:table-row>
        <table:table-row table:style-name="ro2">
          <table:table-cell/>
          <table:table-cell table:formula="of:=[.U94]/[.C94]" office:value-type="percentage" office:value="0.977011494252874" calcext:value-type="percentage">
            <text:p>97.70%</text:p>
          </table:table-cell>
          <table:table-cell table:formula="of:=[.E94]+[.G94]+[.I94]+[.K94]+[.M94]+[.O94]+[.Q94]+[.S94]+[.U94]" office:value-type="float" office:value="1566" calcext:value-type="float">
            <text:p>1566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Melee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95]/[.C95]" office:value-type="percentage" office:value="0.977011494252874" calcext:value-type="percentage">
            <text:p>97.70%</text:p>
          </table:table-cell>
          <table:table-cell table:formula="of:=[.E95]+[.G95]+[.I95]+[.K95]+[.M95]+[.O95]+[.Q95]+[.S95]+[.U95]" office:value-type="float" office:value="1566" calcext:value-type="float">
            <text:p>1566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Melee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96]/[.C96]" office:value-type="percentage" office:value="0.977011494252874" calcext:value-type="percentage">
            <text:p>97.70%</text:p>
          </table:table-cell>
          <table:table-cell table:formula="of:=[.E96]+[.G96]+[.I96]+[.K96]+[.M96]+[.O96]+[.Q96]+[.S96]+[.U96]" office:value-type="float" office:value="1566" calcext:value-type="float">
            <text:p>1566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H) Melee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97]/[.C97]" office:value-type="percentage" office:value="0.976961053208996" calcext:value-type="percentage">
            <text:p>97.70%</text:p>
          </table:table-cell>
          <table:table-cell table:formula="of:=[.E97]+[.G97]+[.I97]+[.K97]+[.M97]+[.O97]+[.Q97]+[.S97]+[.U97]" office:value-type="float" office:value="1823" calcext:value-type="float">
            <text:p>1823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H) Melee B</text:p>
          </table:table-cell>
          <table:table-cell office:value-type="float" office:value="1781" calcext:value-type="float">
            <text:p>1781</text:p>
          </table:table-cell>
        </table:table-row>
        <table:table-row table:style-name="ro2">
          <table:table-cell/>
          <table:table-cell table:formula="of:=[.U98]/[.C98]" office:value-type="percentage" office:value="0.977011494252874" calcext:value-type="percentage">
            <text:p>97.70%</text:p>
          </table:table-cell>
          <table:table-cell table:formula="of:=[.E98]+[.G98]+[.I98]+[.K98]+[.M98]+[.O98]+[.Q98]+[.S98]+[.U98]" office:value-type="float" office:value="1566" calcext:value-type="float">
            <text:p>1566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Melee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99]/[.C99]" office:value-type="percentage" office:value="0.977011494252874" calcext:value-type="percentage">
            <text:p>97.70%</text:p>
          </table:table-cell>
          <table:table-cell table:formula="of:=[.E99]+[.G99]+[.I99]+[.K99]+[.M99]+[.O99]+[.Q99]+[.S99]+[.U99]" office:value-type="float" office:value="1566" calcext:value-type="float">
            <text:p>1566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Melee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100]/[.C100]" office:value-type="percentage" office:value="0.977011494252874" calcext:value-type="percentage">
            <text:p>97.70%</text:p>
          </table:table-cell>
          <table:table-cell table:formula="of:=[.E100]+[.G100]+[.I100]+[.K100]+[.M100]+[.O100]+[.Q100]+[.S100]+[.U100]" office:value-type="float" office:value="1566" calcext:value-type="float">
            <text:p>1566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Melee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101]/[.C101]" office:value-type="percentage" office:value="0.977011494252874" calcext:value-type="percentage">
            <text:p>97.70%</text:p>
          </table:table-cell>
          <table:table-cell table:formula="of:=[.E101]+[.G101]+[.I101]+[.K101]+[.M101]+[.O101]+[.Q101]+[.S101]+[.U101]" office:value-type="float" office:value="1566" calcext:value-type="float">
            <text:p>1566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Melee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102]/[.C102]" office:value-type="percentage" office:value="0.977011494252874" calcext:value-type="percentage">
            <text:p>97.70%</text:p>
          </table:table-cell>
          <table:table-cell table:formula="of:=[.E102]+[.G102]+[.I102]+[.K102]+[.M102]+[.O102]+[.Q102]+[.S102]+[.U102]" office:value-type="float" office:value="1566" calcext:value-type="float">
            <text:p>1566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Melee A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/>
          <table:table-cell table:formula="of:=[.U103]/[.C103]" office:value-type="percentage" office:value="0.977635782747604" calcext:value-type="percentage">
            <text:p>97.76%</text:p>
          </table:table-cell>
          <table:table-cell table:formula="of:=[.E103]+[.G103]+[.I103]+[.K103]+[.M103]+[.O103]+[.Q103]+[.S103]+[.U103]" office:value-type="float" office:value="1565" calcext:value-type="float">
            <text:p>1565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Melee B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table:number-columns-repeated="2"/>
          <table:table-cell table:formula="of:=[.E104]+[.G104]+[.I104]+[.K104]+[.M104]+[.O104]+[.Q104]+[.S104]+[.U104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2">
          <table:table-cell table:number-columns-repeated="2"/>
          <table:table-cell table:formula="of:=[.E105]+[.G105]+[.I105]+[.K105]+[.M105]+[.O105]+[.Q105]+[.S105]+[.U105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w6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table:number-columns-repeated="2"/>
          <table:table-cell table:formula="of:=[.E106]+[.G106]+[.I106]+[.K106]+[.M106]+[.O106]+[.Q106]+[.S106]+[.U106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w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w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2"/>
          <table:table-cell table:formula="of:=[.E107]+[.G107]+[.I107]+[.K107]+[.M107]+[.O107]+[.Q107]+[.S107]+[.U107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w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w1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[.E108]+[.G108]+[.I108]+[.K108]+[.M108]+[.O108]+[.Q108]+[.S108]+[.U108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w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[.E109]+[.G109]+[.I109]+[.K109]+[.M109]+[.O109]+[.Q109]+[.S109]+[.U109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w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w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[.E110]+[.G110]+[.I110]+[.K110]+[.M110]+[.O110]+[.Q110]+[.S110]+[.U110]" office:value-type="float" office:value="32" calcext:value-type="float">
            <text:p>32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w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E111]+[.G111]+[.I111]+[.K111]+[.M111]+[.O111]+[.Q111]+[.S111]+[.U111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E112]+[.G112]+[.I112]+[.K112]+[.M112]+[.O112]+[.Q112]+[.S112]+[.U112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formula="of:=[.U113]/[.C113]" office:value-type="percentage" office:value="0.753424657534247" calcext:value-type="percentage">
            <text:p>75.34%</text:p>
          </table:table-cell>
          <table:table-cell table:formula="of:=[.E113]+[.G113]+[.I113]+[.K113]+[.M113]+[.O113]+[.Q113]+[.S113]+[.U113]" office:value-type="float" office:value="146" calcext:value-type="float">
            <text:p>146</text:p>
          </table:table-cell>
          <table:table-cell office:value-type="string" calcext:value-type="string">
            <text:p>bo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Bow C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/>
          <table:table-cell table:formula="of:=[.U114]/[.C114]" office:value-type="percentage" office:value="0.833333333333333" calcext:value-type="percentage">
            <text:p>83.33%</text:p>
          </table:table-cell>
          <table:table-cell table:formula="of:=[.E114]+[.G114]+[.I114]+[.K114]+[.M114]+[.O114]+[.Q114]+[.S114]+[.U114]" office:value-type="float" office:value="216" calcext:value-type="float">
            <text:p>216</text:p>
          </table:table-cell>
          <table:table-cell office:value-type="string" calcext:value-type="string">
            <text:p>bo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4 Bow A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table:formula="of:=[.U115]/[.C115]" office:value-type="percentage" office:value="0.882352941176471" calcext:value-type="percentage">
            <text:p>88.24%</text:p>
          </table:table-cell>
          <table:table-cell table:formula="of:=[.E115]+[.G115]+[.I115]+[.K115]+[.M115]+[.O115]+[.Q115]+[.S115]+[.U115]" office:value-type="float" office:value="306" calcext:value-type="float">
            <text:p>306</text:p>
          </table:table-cell>
          <table:table-cell office:value-type="string" calcext:value-type="string">
            <text:p>bow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Bow B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/>
          <table:table-cell table:formula="of:=[.U116]/[.C116]" office:value-type="percentage" office:value="0.913461538461538" calcext:value-type="percentage">
            <text:p>91.35%</text:p>
          </table:table-cell>
          <table:table-cell table:formula="of:=[.E116]+[.G116]+[.I116]+[.K116]+[.M116]+[.O116]+[.Q116]+[.S116]+[.U116]" office:value-type="float" office:value="416" calcext:value-type="float">
            <text:p>416</text:p>
          </table:table-cell>
          <table:table-cell office:value-type="string" calcext:value-type="string">
            <text:p>bow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Bow 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/>
          <table:table-cell table:formula="of:=[.U117]/[.C117]" office:value-type="percentage" office:value="0.932835820895522" calcext:value-type="percentage">
            <text:p>93.28%</text:p>
          </table:table-cell>
          <table:table-cell table:formula="of:=[.E117]+[.G117]+[.I117]+[.K117]+[.M117]+[.O117]+[.Q117]+[.S117]+[.U117]" office:value-type="float" office:value="536" calcext:value-type="float">
            <text:p>536</text:p>
          </table:table-cell>
          <table:table-cell office:value-type="string" calcext:value-type="string">
            <text:p>bow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Bow B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table:formula="of:=[.U118]/[.C118]" office:value-type="percentage" office:value="0.945945945945946" calcext:value-type="percentage">
            <text:p>94.59%</text:p>
          </table:table-cell>
          <table:table-cell table:formula="of:=[.E118]+[.G118]+[.I118]+[.K118]+[.M118]+[.O118]+[.Q118]+[.S118]+[.U118]" office:value-type="float" office:value="666" calcext:value-type="float">
            <text:p>666</text:p>
          </table:table-cell>
          <table:table-cell office:value-type="string" calcext:value-type="string">
            <text:p>bow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Bow C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/>
          <table:table-cell table:formula="of:=[.U119]/[.C119]" office:value-type="percentage" office:value="0.955334987593052" calcext:value-type="percentage">
            <text:p>95.53%</text:p>
          </table:table-cell>
          <table:table-cell table:formula="of:=[.E119]+[.G119]+[.I119]+[.K119]+[.M119]+[.O119]+[.Q119]+[.S119]+[.U119]" office:value-type="float" office:value="806" calcext:value-type="float">
            <text:p>806</text:p>
          </table:table-cell>
          <table:table-cell office:value-type="string" calcext:value-type="string">
            <text:p>bow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N) Bow A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/>
          <table:table-cell table:formula="of:=[.U120]/[.C120]" office:value-type="percentage" office:value="0.96234309623431" calcext:value-type="percentage">
            <text:p>96.23%</text:p>
          </table:table-cell>
          <table:table-cell table:formula="of:=[.E120]+[.G120]+[.I120]+[.K120]+[.M120]+[.O120]+[.Q120]+[.S120]+[.U120]" office:value-type="float" office:value="956" calcext:value-type="float">
            <text:p>956</text:p>
          </table:table-cell>
          <table:table-cell office:value-type="string" calcext:value-type="string">
            <text:p>bow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N) Bow B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/>
          <table:table-cell table:formula="of:=[.U121]/[.C121]" office:value-type="percentage" office:value="0.96745027124774" calcext:value-type="percentage">
            <text:p>96.75%</text:p>
          </table:table-cell>
          <table:table-cell table:formula="of:=[.E121]+[.G121]+[.I121]+[.K121]+[.M121]+[.O121]+[.Q121]+[.S121]+[.U121]" office:value-type="float" office:value="1106" calcext:value-type="float">
            <text:p>1106</text:p>
          </table:table-cell>
          <table:table-cell office:value-type="string" calcext:value-type="string">
            <text:p>bow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N) Bow A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/>
          <table:table-cell table:formula="of:=[.U122]/[.C122]" office:value-type="percentage" office:value="0.971337579617834" calcext:value-type="percentage">
            <text:p>97.13%</text:p>
          </table:table-cell>
          <table:table-cell table:formula="of:=[.E122]+[.G122]+[.I122]+[.K122]+[.M122]+[.O122]+[.Q122]+[.S122]+[.U122]" office:value-type="float" office:value="1256" calcext:value-type="float">
            <text:p>1256</text:p>
          </table:table-cell>
          <table:table-cell office:value-type="string" calcext:value-type="string">
            <text:p>bow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N) Bow B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table-cell/>
          <table:table-cell table:formula="of:=[.U123]/[.C123]" office:value-type="percentage" office:value="0.974395448079659" calcext:value-type="percentage">
            <text:p>97.44%</text:p>
          </table:table-cell>
          <table:table-cell table:formula="of:=[.E123]+[.G123]+[.I123]+[.K123]+[.M123]+[.O123]+[.Q123]+[.S123]+[.U123]" office:value-type="float" office:value="1406" calcext:value-type="float">
            <text:p>1406</text:p>
          </table:table-cell>
          <table:table-cell office:value-type="string" calcext:value-type="string">
            <text:p>bow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N) Bow A</text:p>
          </table:table-cell>
          <table:table-cell office:value-type="float" office:value="1370" calcext:value-type="float">
            <text:p>1370</text:p>
          </table:table-cell>
        </table:table-row>
        <table:table-row table:style-name="ro2">
          <table:table-cell/>
          <table:table-cell table:formula="of:=[.U124]/[.C124]" office:value-type="percentage" office:value="0.976863753213368" calcext:value-type="percentage">
            <text:p>97.69%</text:p>
          </table:table-cell>
          <table:table-cell table:formula="of:=[.E124]+[.G124]+[.I124]+[.K124]+[.M124]+[.O124]+[.Q124]+[.S124]+[.U124]" office:value-type="float" office:value="1556" calcext:value-type="float">
            <text:p>1556</text:p>
          </table:table-cell>
          <table:table-cell office:value-type="string" calcext:value-type="string">
            <text:p>bow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N) Bow B</text:p>
          </table:table-cell>
          <table:table-cell office:value-type="float" office:value="1520" calcext:value-type="float">
            <text:p>1520</text:p>
          </table:table-cell>
        </table:table-row>
        <table:table-row table:style-name="ro2">
          <table:table-cell/>
          <table:table-cell table:formula="of:=[.U125]/[.C125]" office:value-type="percentage" office:value="0.978898007033998" calcext:value-type="percentage">
            <text:p>97.89%</text:p>
          </table:table-cell>
          <table:table-cell table:formula="of:=[.E125]+[.G125]+[.I125]+[.K125]+[.M125]+[.O125]+[.Q125]+[.S125]+[.U125]" office:value-type="float" office:value="1706" calcext:value-type="float">
            <text:p>1706</text:p>
          </table:table-cell>
          <table:table-cell office:value-type="string" calcext:value-type="string">
            <text:p>bow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4 (N) Bow A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/>
          <table:table-cell table:formula="of:=[.U126]/[.C126]" office:value-type="percentage" office:value="0.980603448275862" calcext:value-type="percentage">
            <text:p>98.06%</text:p>
          </table:table-cell>
          <table:table-cell table:formula="of:=[.E126]+[.G126]+[.I126]+[.K126]+[.M126]+[.O126]+[.Q126]+[.S126]+[.U126]" office:value-type="float" office:value="1856" calcext:value-type="float">
            <text:p>1856</text:p>
          </table:table-cell>
          <table:table-cell office:value-type="string" calcext:value-type="string">
            <text:p>bow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4 (N) Bow B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/>
          <table:table-cell table:formula="of:=[.U127]/[.C127]" office:value-type="percentage" office:value="0.982053838484546" calcext:value-type="percentage">
            <text:p>98.21%</text:p>
          </table:table-cell>
          <table:table-cell table:formula="of:=[.E127]+[.G127]+[.I127]+[.K127]+[.M127]+[.O127]+[.Q127]+[.S127]+[.U127]" office:value-type="float" office:value="2006" calcext:value-type="float">
            <text:p>2006</text:p>
          </table:table-cell>
          <table:table-cell office:value-type="string" calcext:value-type="string">
            <text:p>bow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(N) Bow A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/>
          <table:table-cell table:formula="of:=[.U128]/[.C128]" office:value-type="percentage" office:value="0.98330241187384" calcext:value-type="percentage">
            <text:p>98.33%</text:p>
          </table:table-cell>
          <table:table-cell table:formula="of:=[.E128]+[.G128]+[.I128]+[.K128]+[.M128]+[.O128]+[.Q128]+[.S128]+[.U128]" office:value-type="float" office:value="2156" calcext:value-type="float">
            <text:p>2156</text:p>
          </table:table-cell>
          <table:table-cell office:value-type="string" calcext:value-type="string">
            <text:p>bow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(N) Bow B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/>
          <table:table-cell table:formula="of:=[.U129]/[.C129]" office:value-type="percentage" office:value="0.98438855160451" calcext:value-type="percentage">
            <text:p>98.44%</text:p>
          </table:table-cell>
          <table:table-cell table:formula="of:=[.E129]+[.G129]+[.I129]+[.K129]+[.M129]+[.O129]+[.Q129]+[.S129]+[.U129]" office:value-type="float" office:value="2306" calcext:value-type="float">
            <text:p>2306</text:p>
          </table:table-cell>
          <table:table-cell office:value-type="string" calcext:value-type="string">
            <text:p>bow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(N) Bow C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/>
          <table:table-cell table:formula="of:=[.U130]/[.C130]" office:value-type="percentage" office:value="0.98438855160451" calcext:value-type="percentage">
            <text:p>98.44%</text:p>
          </table:table-cell>
          <table:table-cell table:formula="of:=[.E130]+[.G130]+[.I130]+[.K130]+[.M130]+[.O130]+[.Q130]+[.S130]+[.U130]" office:value-type="float" office:value="2306" calcext:value-type="float">
            <text:p>2306</text:p>
          </table:table-cell>
          <table:table-cell office:value-type="string" calcext:value-type="string">
            <text:p>bow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H) Bow A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/>
          <table:table-cell table:formula="of:=[.U131]/[.C131]" office:value-type="percentage" office:value="0.98438855160451" calcext:value-type="percentage">
            <text:p>98.44%</text:p>
          </table:table-cell>
          <table:table-cell table:formula="of:=[.E131]+[.G131]+[.I131]+[.K131]+[.M131]+[.O131]+[.Q131]+[.S131]+[.U131]" office:value-type="float" office:value="2306" calcext:value-type="float">
            <text:p>2306</text:p>
          </table:table-cell>
          <table:table-cell office:value-type="string" calcext:value-type="string">
            <text:p>bow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H) Bow B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/>
          <table:table-cell table:formula="of:=[.U132]/[.C132]" office:value-type="percentage" office:value="0.98438855160451" calcext:value-type="percentage">
            <text:p>98.44%</text:p>
          </table:table-cell>
          <table:table-cell table:formula="of:=[.E132]+[.G132]+[.I132]+[.K132]+[.M132]+[.O132]+[.Q132]+[.S132]+[.U132]" office:value-type="float" office:value="2306" calcext:value-type="float">
            <text:p>2306</text:p>
          </table:table-cell>
          <table:table-cell office:value-type="string" calcext:value-type="string">
            <text:p>bow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H) Bow A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/>
          <table:table-cell table:formula="of:=[.U133]/[.C133]" office:value-type="percentage" office:value="0.98438855160451" calcext:value-type="percentage">
            <text:p>98.44%</text:p>
          </table:table-cell>
          <table:table-cell table:formula="of:=[.E133]+[.G133]+[.I133]+[.K133]+[.M133]+[.O133]+[.Q133]+[.S133]+[.U133]" office:value-type="float" office:value="2306" calcext:value-type="float">
            <text:p>2306</text:p>
          </table:table-cell>
          <table:table-cell office:value-type="string" calcext:value-type="string">
            <text:p>bow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H) Bow B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/>
          <table:table-cell table:formula="of:=[.U134]/[.C134]" office:value-type="percentage" office:value="0.98438855160451" calcext:value-type="percentage">
            <text:p>98.44%</text:p>
          </table:table-cell>
          <table:table-cell table:formula="of:=[.E134]+[.G134]+[.I134]+[.K134]+[.M134]+[.O134]+[.Q134]+[.S134]+[.U134]" office:value-type="float" office:value="2306" calcext:value-type="float">
            <text:p>2306</text:p>
          </table:table-cell>
          <table:table-cell office:value-type="string" calcext:value-type="string">
            <text:p>bow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H) Bow A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/>
          <table:table-cell table:formula="of:=[.U135]/[.C135]" office:value-type="percentage" office:value="0.98438855160451" calcext:value-type="percentage">
            <text:p>98.44%</text:p>
          </table:table-cell>
          <table:table-cell table:formula="of:=[.E135]+[.G135]+[.I135]+[.K135]+[.M135]+[.O135]+[.Q135]+[.S135]+[.U135]" office:value-type="float" office:value="2306" calcext:value-type="float">
            <text:p>2306</text:p>
          </table:table-cell>
          <table:table-cell office:value-type="string" calcext:value-type="string">
            <text:p>bow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H) Bow B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/>
          <table:table-cell table:formula="of:=[.U136]/[.C136]" office:value-type="percentage" office:value="0.984382394699479" calcext:value-type="percentage">
            <text:p>98.44%</text:p>
          </table:table-cell>
          <table:table-cell table:formula="of:=[.E136]+[.G136]+[.I136]+[.K136]+[.M136]+[.O136]+[.Q136]+[.S136]+[.U136]" office:value-type="float" office:value="2113" calcext:value-type="float">
            <text:p>2113</text:p>
          </table:table-cell>
          <table:table-cell office:value-type="string" calcext:value-type="string">
            <text:p>bow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Bow A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/>
          <table:table-cell table:formula="of:=[.U137]/[.C137]" office:value-type="percentage" office:value="0.984382394699479" calcext:value-type="percentage">
            <text:p>98.44%</text:p>
          </table:table-cell>
          <table:table-cell table:formula="of:=[.E137]+[.G137]+[.I137]+[.K137]+[.M137]+[.O137]+[.Q137]+[.S137]+[.U137]" office:value-type="float" office:value="2113" calcext:value-type="float">
            <text:p>2113</text:p>
          </table:table-cell>
          <table:table-cell office:value-type="string" calcext:value-type="string">
            <text:p>bow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Bow B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/>
          <table:table-cell table:formula="of:=[.U138]/[.C138]" office:value-type="percentage" office:value="0.984382394699479" calcext:value-type="percentage">
            <text:p>98.44%</text:p>
          </table:table-cell>
          <table:table-cell table:formula="of:=[.E138]+[.G138]+[.I138]+[.K138]+[.M138]+[.O138]+[.Q138]+[.S138]+[.U138]" office:value-type="float" office:value="2113" calcext:value-type="float">
            <text:p>2113</text:p>
          </table:table-cell>
          <table:table-cell office:value-type="string" calcext:value-type="string">
            <text:p>bow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Bow A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/>
          <table:table-cell table:formula="of:=[.U139]/[.C139]" office:value-type="percentage" office:value="0.984533016061868" calcext:value-type="percentage">
            <text:p>98.45%</text:p>
          </table:table-cell>
          <table:table-cell table:formula="of:=[.E139]+[.G139]+[.I139]+[.K139]+[.M139]+[.O139]+[.Q139]+[.S139]+[.U139]" office:value-type="float" office:value="1681" calcext:value-type="float">
            <text:p>1681</text:p>
          </table:table-cell>
          <table:table-cell office:value-type="string" calcext:value-type="string">
            <text:p>bow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Bow B</text:p>
          </table:table-cell>
          <table:table-cell office:value-type="float" office:value="1655" calcext:value-type="float">
            <text:p>1655</text:p>
          </table:table-cell>
        </table:table-row>
      </table:table>
      <table:table table:name="Frosting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6"/>
        <table:table-column table:style-name="co9" table:default-cell-style-name="Default"/>
        <table:table-column table:style-name="co4" table:number-columns-repeated="16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Weight (Of Not Selecting This Row)</text:p>
          </table:table-cell>
          <table:table-cell table:style-name="ce14" office:value-type="string" calcext:value-type="string">
            <text:p>Total Probability</text:p>
          </table:table-cell>
          <table:table-cell table:style-name="ce14" office:value-type="string" calcext:value-type="string">
            <text:p>Item 1</text:p>
          </table:table-cell>
          <table:table-cell table:style-name="ce17" office:value-type="string" calcext:value-type="string">
            <text:p>Prob 1</text:p>
          </table:table-cell>
          <table:table-cell table:style-name="ce17" office:value-type="string" calcext:value-type="string">
            <text:p>Item 2</text:p>
          </table:table-cell>
          <table:table-cell table:style-name="ce17" office:value-type="string" calcext:value-type="string">
            <text:p>Prob 2</text:p>
          </table:table-cell>
          <table:table-cell table:style-name="ce17" office:value-type="string" calcext:value-type="string">
            <text:p>Item 3</text:p>
          </table:table-cell>
          <table:table-cell table:style-name="ce17" office:value-type="string" calcext:value-type="string">
            <text:p>Prob 3</text:p>
          </table:table-cell>
          <table:table-cell table:style-name="ce14" office:value-type="string" calcext:value-type="string">
            <text:p>Item 4</text:p>
          </table:table-cell>
          <table:table-cell table:style-name="ce14" office:value-type="string" calcext:value-type="string">
            <text:p>Prob 4</text:p>
          </table:table-cell>
          <table:table-cell table:style-name="ce14" office:value-type="string" calcext:value-type="string">
            <text:p>Item 5</text:p>
          </table:table-cell>
          <table:table-cell table:style-name="ce14" office:value-type="string" calcext:value-type="string">
            <text:p>Prob 5</text:p>
          </table:table-cell>
          <table:table-cell table:style-name="ce14" office:value-type="string" calcext:value-type="string">
            <text:p>Item 6</text:p>
          </table:table-cell>
          <table:table-cell table:style-name="ce14" office:value-type="string" calcext:value-type="string">
            <text:p>Prob 6</text:p>
          </table:table-cell>
          <table:table-cell table:style-name="ce14" office:value-type="string" calcext:value-type="string">
            <text:p>Item 7</text:p>
          </table:table-cell>
          <table:table-cell table:style-name="ce14" office:value-type="string" calcext:value-type="string">
            <text:p>Prob 7</text:p>
          </table:table-cell>
          <table:table-cell table:style-name="ce14" office:value-type="string" calcext:value-type="string">
            <text:p>Item 8</text:p>
          </table:table-cell>
          <table:table-cell table:style-name="ce14" office:value-type="string" calcext:value-type="string">
            <text:p>Prob 8</text:p>
          </table:table-cell>
          <table:table-cell table:style-name="ce14" office:value-type="string" calcext:value-type="string">
            <text:p>Item 9</text:p>
          </table:table-cell>
          <table:table-cell table:style-name="ce14" office:value-type="string" calcext:value-type="string">
            <text:p>Prob 9</text:p>
          </table:table-cell>
        </table:table-row>
        <table:table-row table:style-name="ro1">
          <table:table-cell office:value-type="string" calcext:value-type="string">
            <text:p>Runes 1</text:p>
          </table:table-cell>
          <table:table-cell table:style-name="Default"/>
          <table:table-cell table:formula="of:=[.E2]+[.G2]+[.I2]" office:value-type="float" office:value="5" calcext:value-type="float">
            <text:p>5</text:p>
          </table:table-cell>
          <table:table-cell office:value-type="string" calcext:value-type="string">
            <text:p>r0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2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Runes 2</text:p>
          </table:table-cell>
          <table:table-cell table:style-name="ce13" table:formula="of:=[.I3]/[.C3]" office:value-type="percentage" office:value="0.285714285714286" calcext:value-type="percentage">
            <text:p>28.57%</text:p>
          </table:table-cell>
          <table:table-cell table:formula="of:=[.E3]+[.G3]+[.I3]" office:value-type="float" office:value="7" calcext:value-type="float">
            <text:p>7</text:p>
          </table:table-cell>
          <table:table-cell office:value-type="string" calcext:value-type="string">
            <text:p>r0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3</text:p>
          </table:table-cell>
          <table:table-cell table:style-name="ce13" table:formula="of:=[.I4]/[.C4]" office:value-type="percentage" office:value="0.5" calcext:value-type="percentage">
            <text:p>50.00%</text:p>
          </table:table-cell>
          <table:table-cell table:formula="of:=[.E4]+[.G4]+[.I4]" office:value-type="float" office:value="10" calcext:value-type="float">
            <text:p>10</text:p>
          </table:table-cell>
          <table:table-cell office:value-type="string" calcext:value-type="string">
            <text:p>r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4</text:p>
          </table:table-cell>
          <table:table-cell table:style-name="ce13" table:formula="of:=[.I5]/[.C5]" office:value-type="percentage" office:value="0.583333333333333" calcext:value-type="percentage">
            <text:p>58.33%</text:p>
          </table:table-cell>
          <table:table-cell table:formula="of:=[.E5]+[.G5]+[.I5]" office:value-type="float" office:value="12" calcext:value-type="float">
            <text:p>12</text:p>
          </table:table-cell>
          <table:table-cell office:value-type="string" calcext:value-type="string">
            <text:p>r0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0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3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5</text:p>
          </table:table-cell>
          <table:table-cell table:style-name="ce13" table:formula="of:=[.I6]/[.C6]" office:value-type="percentage" office:value="0.705882352941176" calcext:value-type="percentage">
            <text:p>70.59%</text:p>
          </table:table-cell>
          <table:table-cell table:formula="of:=[.E6]+[.G6]+[.I6]" office:value-type="float" office:value="17" calcext:value-type="float">
            <text:p>17</text:p>
          </table:table-cell>
          <table:table-cell office:value-type="string" calcext:value-type="string">
            <text:p>r0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4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6</text:p>
          </table:table-cell>
          <table:table-cell table:style-name="ce13" table:formula="of:=[.I7]/[.C7]" office:value-type="percentage" office:value="0.814814814814815" calcext:value-type="percentage">
            <text:p>81.48%</text:p>
          </table:table-cell>
          <table:table-cell table:formula="of:=[.E7]+[.G7]+[.I7]" office:value-type="float" office:value="27" calcext:value-type="float">
            <text:p>27</text:p>
          </table:table-cell>
          <table:table-cell office:value-type="string" calcext:value-type="string">
            <text:p>r1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5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7</text:p>
          </table:table-cell>
          <table:table-cell table:style-name="ce13" table:formula="of:=[.I8]/[.C8]" office:value-type="percentage" office:value="0.9" calcext:value-type="percentage">
            <text:p>90.00%</text:p>
          </table:table-cell>
          <table:table-cell table:formula="of:=[.E8]+[.G8]+[.I8]" office:value-type="float" office:value="50" calcext:value-type="float">
            <text:p>50</text:p>
          </table:table-cell>
          <table:table-cell office:value-type="string" calcext:value-type="string">
            <text:p>r1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6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8</text:p>
          </table:table-cell>
          <table:table-cell table:style-name="ce13" table:formula="of:=[.I9]/[.C9]" office:value-type="percentage" office:value="0.947368421052632" calcext:value-type="percentage">
            <text:p>94.74%</text:p>
          </table:table-cell>
          <table:table-cell table:formula="of:=[.E9]+[.G9]+[.I9]" office:value-type="float" office:value="95" calcext:value-type="float">
            <text:p>95</text:p>
          </table:table-cell>
          <table:table-cell office:value-type="string" calcext:value-type="string">
            <text:p>r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7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9</text:p>
          </table:table-cell>
          <table:table-cell table:style-name="ce13" table:formula="of:=[.I10]/[.C10]" office:value-type="percentage" office:value="0.972972972972973" calcext:value-type="percentage">
            <text:p>97.30%</text:p>
          </table:table-cell>
          <table:table-cell table:formula="of:=[.E10]+[.G10]+[.I10]" office:value-type="float" office:value="185" calcext:value-type="float">
            <text:p>185</text:p>
          </table:table-cell>
          <table:table-cell office:value-type="string" calcext:value-type="string">
            <text:p>r1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8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0</text:p>
          </table:table-cell>
          <table:table-cell table:style-name="ce13" table:formula="of:=[.I11]/[.C11]" office:value-type="percentage" office:value="0.986301369863014" calcext:value-type="percentage">
            <text:p>98.63%</text:p>
          </table:table-cell>
          <table:table-cell table:formula="of:=[.E11]+[.G11]+[.I11]" office:value-type="float" office:value="365" calcext:value-type="float">
            <text:p>365</text:p>
          </table:table-cell>
          <table:table-cell office:value-type="string" calcext:value-type="string">
            <text:p>r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9</text:p>
          </table:table-cell>
          <table:table-cell table:style-name="ce18"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1</text:p>
          </table:table-cell>
          <table:table-cell table:style-name="ce13" table:formula="of:=[.I12]/[.C12]" office:value-type="percentage" office:value="0.993103448275862" calcext:value-type="percentage">
            <text:p>99.31%</text:p>
          </table:table-cell>
          <table:table-cell table:formula="of:=[.E12]+[.G12]+[.I12]" office:value-type="float" office:value="725" calcext:value-type="float">
            <text:p>725</text:p>
          </table:table-cell>
          <table:table-cell office:value-type="string" calcext:value-type="string">
            <text:p>r2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0</text:p>
          </table:table-cell>
          <table:table-cell table:style-name="ce18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2</text:p>
          </table:table-cell>
          <table:table-cell table:style-name="ce13" table:formula="of:=[.I13]/[.C13]" office:value-type="percentage" office:value="0.995331465919701" calcext:value-type="percentage">
            <text:p>99.53%</text:p>
          </table:table-cell>
          <table:table-cell table:formula="of:=[.E13]+[.G13]+[.I13]" office:value-type="float" office:value="1071" calcext:value-type="float">
            <text:p>1071</text:p>
          </table:table-cell>
          <table:table-cell office:value-type="string" calcext:value-type="string">
            <text:p>r2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1</text:p>
          </table:table-cell>
          <table:table-cell table:style-name="ce18" office:value-type="float" office:value="1066" calcext:value-type="float">
            <text:p>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3</text:p>
          </table:table-cell>
          <table:table-cell table:style-name="ce13" table:formula="of:=[.I14]/[.C14]" office:value-type="percentage" office:value="0.995331465919701" calcext:value-type="percentage">
            <text:p>99.53%</text:p>
          </table:table-cell>
          <table:table-cell table:formula="of:=[.E14]+[.G14]+[.I14]" office:value-type="float" office:value="1071" calcext:value-type="float">
            <text:p>1071</text:p>
          </table:table-cell>
          <table:table-cell office:value-type="string" calcext:value-type="string">
            <text:p>r2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2</text:p>
          </table:table-cell>
          <table:table-cell table:style-name="ce18" office:value-type="float" office:value="1066" calcext:value-type="float">
            <text:p>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4</text:p>
          </table:table-cell>
          <table:table-cell table:style-name="ce13" table:formula="of:=[.I15]/[.C15]" office:value-type="percentage" office:value="0.995331465919701" calcext:value-type="percentage">
            <text:p>99.53%</text:p>
          </table:table-cell>
          <table:table-cell table:formula="of:=[.E15]+[.G15]+[.I15]" office:value-type="float" office:value="1071" calcext:value-type="float">
            <text:p>1071</text:p>
          </table:table-cell>
          <table:table-cell office:value-type="string" calcext:value-type="string">
            <text:p>r2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2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3</text:p>
          </table:table-cell>
          <table:table-cell table:style-name="ce18" office:value-type="float" office:value="1066" calcext:value-type="float">
            <text:p>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5</text:p>
          </table:table-cell>
          <table:table-cell table:style-name="ce13" table:formula="of:=[.I16]/[.C16]" office:value-type="percentage" office:value="0.995331465919701" calcext:value-type="percentage">
            <text:p>99.53%</text:p>
          </table:table-cell>
          <table:table-cell table:formula="of:=[.E16]+[.G16]+[.I16]" office:value-type="float" office:value="1071" calcext:value-type="float">
            <text:p>1071</text:p>
          </table:table-cell>
          <table:table-cell office:value-type="string" calcext:value-type="string">
            <text:p>r2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3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4</text:p>
          </table:table-cell>
          <table:table-cell table:style-name="ce18" office:value-type="float" office:value="1066" calcext:value-type="float">
            <text:p>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6</text:p>
          </table:table-cell>
          <table:table-cell table:style-name="ce13" table:formula="of:=[.I17]/[.C17]" office:value-type="percentage" office:value="0.995331465919701" calcext:value-type="percentage">
            <text:p>99.53%</text:p>
          </table:table-cell>
          <table:table-cell table:formula="of:=[.E17]+[.G17]+[.I17]" office:value-type="float" office:value="1071" calcext:value-type="float">
            <text:p>1071</text:p>
          </table:table-cell>
          <table:table-cell office:value-type="string" calcext:value-type="string">
            <text:p>r3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r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Runes 15</text:p>
          </table:table-cell>
          <table:table-cell table:style-name="ce18" office:value-type="float" office:value="1066" calcext:value-type="float">
            <text:p>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s 17</text:p>
          </table:table-cell>
          <table:table-cell table:style-name="ce13" table:formula="of:=[.G18]/[.C18]" office:value-type="percentage" office:value="0.995260663507109" calcext:value-type="percentage">
            <text:p>99.53%</text:p>
          </table:table-cell>
          <table:table-cell table:formula="of:=[.E18]+[.G18]+[.I18]" office:value-type="float" office:value="211" calcext:value-type="float">
            <text:p>211</text:p>
          </table:table-cell>
          <table:table-cell office:value-type="string" calcext:value-type="string">
            <text:p>r3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nes 16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2" table:number-rows-repeated="4">
          <table:table-cell table:style-name="ce15" table:number-columns-repeated="2"/>
          <table:table-cell table:number-columns-repeated="19"/>
        </table:table-row>
        <table:table-row table:style-name="ro2">
          <table:table-cell table:style-name="ce15" table:number-columns-repeated="2"/>
          <table:table-cell table:formula="of:=[.E24]+[.G24]+[.I24]+[.K24]+[.M24]+[.O24]+[.Q24]+[.S24]+[.U24]" office:value-type="float" office:value="14" calcext:value-type="float">
            <text:p>14</text:p>
          </table:table-cell>
          <table:table-cell office:value-type="string" calcext:value-type="string">
            <text:p>weap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table:style-name="ce15" table:number-columns-repeated="2"/>
          <table:table-cell table:formula="of:=[.E25]+[.G25]+[.I25]+[.K25]+[.M25]+[.O25]+[.Q25]+[.S25]+[.U25]" office:value-type="float" office:value="20" calcext:value-type="float">
            <text:p>20</text:p>
          </table:table-cell>
          <table:table-cell office:value-type="string" calcext:value-type="string">
            <text:p>wea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style-name="ce15" table:number-columns-repeated="2"/>
          <table:table-cell table:formula="of:=[.E26]+[.G26]+[.I26]+[.K26]+[.M26]+[.O26]+[.Q26]+[.S26]+[.U26]" office:value-type="float" office:value="36" calcext:value-type="float">
            <text:p>36</text:p>
          </table:table-cell>
          <table:table-cell office:value-type="string" calcext:value-type="string">
            <text:p>wea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5"/>
          <table:table-cell table:formula="of:=[.U27]/[.C27]" office:value-type="percentage" office:value="0.454545454545455" calcext:value-type="percentage">
            <text:p>45.45%</text:p>
          </table:table-cell>
          <table:table-cell table:formula="of:=[.E27]+[.G27]+[.I27]+[.K27]+[.M27]+[.O27]+[.Q27]+[.S27]+[.U27]" office:value-type="float" office:value="66" calcext:value-type="float">
            <text:p>66</text:p>
          </table:table-cell>
          <table:table-cell office:value-type="string" calcext:value-type="string">
            <text:p>wea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Equip C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15"/>
          <table:table-cell table:formula="of:=[.U28]/[.C28]" office:value-type="percentage" office:value="0.625" calcext:value-type="percentage">
            <text:p>62.50%</text:p>
          </table:table-cell>
          <table:table-cell table:formula="of:=[.E28]+[.G28]+[.I28]+[.K28]+[.M28]+[.O28]+[.Q28]+[.S28]+[.U28]" office:value-type="float" office:value="96" calcext:value-type="float">
            <text:p>96</text:p>
          </table:table-cell>
          <table:table-cell office:value-type="string" calcext:value-type="string">
            <text:p>weap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Equip A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5"/>
          <table:table-cell table:formula="of:=[.U29]/[.C29]" office:value-type="percentage" office:value="0.689655172413793" calcext:value-type="percentage">
            <text:p>68.97%</text:p>
          </table:table-cell>
          <table:table-cell table:formula="of:=[.E29]+[.G29]+[.I29]+[.K29]+[.M29]+[.O29]+[.Q29]+[.S29]+[.U29]" office:value-type="float" office:value="116" calcext:value-type="float">
            <text:p>116</text:p>
          </table:table-cell>
          <table:table-cell office:value-type="string" calcext:value-type="string">
            <text:p>wea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Equip B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15"/>
          <table:table-cell table:formula="of:=[.U30]/[.C30]" office:value-type="percentage" office:value="0.735294117647059" calcext:value-type="percentage">
            <text:p>73.53%</text:p>
          </table:table-cell>
          <table:table-cell table:formula="of:=[.E30]+[.G30]+[.I30]+[.K30]+[.M30]+[.O30]+[.Q30]+[.S30]+[.U30]" office:value-type="float" office:value="136" calcext:value-type="float">
            <text:p>136</text:p>
          </table:table-cell>
          <table:table-cell office:value-type="string" calcext:value-type="string">
            <text:p>weap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Equip C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15"/>
          <table:table-cell table:formula="of:=[.U31]/[.C31]" office:value-type="percentage" office:value="0.847457627118644" calcext:value-type="percentage">
            <text:p>84.75%</text:p>
          </table:table-cell>
          <table:table-cell table:formula="of:=[.E31]+[.G31]+[.I31]+[.K31]+[.M31]+[.O31]+[.Q31]+[.S31]+[.U31]" office:value-type="float" office:value="236" calcext:value-type="float">
            <text:p>236</text:p>
          </table:table-cell>
          <table:table-cell office:value-type="string" calcext:value-type="string">
            <text:p>wea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Equip 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15"/>
          <table:table-cell table:formula="of:=[.U32]/[.C32]" office:value-type="percentage" office:value="0.904255319148936" calcext:value-type="percentage">
            <text:p>90.43%</text:p>
          </table:table-cell>
          <table:table-cell table:formula="of:=[.E32]+[.G32]+[.I32]+[.K32]+[.M32]+[.O32]+[.Q32]+[.S32]+[.U32]" office:value-type="float" office:value="376" calcext:value-type="float">
            <text:p>376</text:p>
          </table:table-cell>
          <table:table-cell office:value-type="string" calcext:value-type="string">
            <text:p>wea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Equip B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style-name="ce15"/>
          <table:table-cell table:formula="of:=[.U33]/[.C33]" office:value-type="percentage" office:value="0.928725701943844" calcext:value-type="percentage">
            <text:p>92.87%</text:p>
          </table:table-cell>
          <table:table-cell table:formula="of:=[.E33]+[.G33]+[.I33]+[.K33]+[.M33]+[.O33]+[.Q33]+[.S33]+[.U33]" office:value-type="float" office:value="463" calcext:value-type="float">
            <text:p>463</text:p>
          </table:table-cell>
          <table:table-cell office:value-type="string" calcext:value-type="string">
            <text:p>weap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Equip C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table:style-name="ce15"/>
          <table:table-cell table:formula="of:=[.U34]/[.C34]" office:value-type="percentage" office:value="0.93984962406015" calcext:value-type="percentage">
            <text:p>93.98%</text:p>
          </table:table-cell>
          <table:table-cell table:formula="of:=[.E34]+[.G34]+[.I34]+[.K34]+[.M34]+[.O34]+[.Q34]+[.S34]+[.U34]" office:value-type="float" office:value="532" calcext:value-type="float">
            <text:p>532</text:p>
          </table:table-cell>
          <table:table-cell office:value-type="string" calcext:value-type="string">
            <text:p>wea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Equip A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15"/>
          <table:table-cell table:formula="of:=[.U35]/[.C35]" office:value-type="percentage" office:value="0.938805970149254" calcext:value-type="percentage">
            <text:p>93.88%</text:p>
          </table:table-cell>
          <table:table-cell table:formula="of:=[.E35]+[.G35]+[.I35]+[.K35]+[.M35]+[.O35]+[.Q35]+[.S35]+[.U35]" office:value-type="float" office:value="670" calcext:value-type="float">
            <text:p>670</text:p>
          </table:table-cell>
          <table:table-cell office:value-type="string" calcext:value-type="string">
            <text:p>wea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 4 Equip B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table:style-name="ce15"/>
          <table:table-cell table:formula="of:=[.U36]/[.C36]" office:value-type="percentage" office:value="0.954308093994778" calcext:value-type="percentage">
            <text:p>95.43%</text:p>
          </table:table-cell>
          <table:table-cell table:formula="of:=[.E36]+[.G36]+[.I36]+[.K36]+[.M36]+[.O36]+[.Q36]+[.S36]+[.U36]" office:value-type="float" office:value="766" calcext:value-type="float">
            <text:p>766</text:p>
          </table:table-cell>
          <table:table-cell office:value-type="string" calcext:value-type="string">
            <text:p>wea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Equip A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table:style-name="ce15"/>
          <table:table-cell table:formula="of:=[.U37]/[.C37]" office:value-type="percentage" office:value="0.955242966751918" calcext:value-type="percentage">
            <text:p>95.52%</text:p>
          </table:table-cell>
          <table:table-cell table:formula="of:=[.E37]+[.G37]+[.I37]+[.K37]+[.M37]+[.O37]+[.Q37]+[.S37]+[.U37]" office:value-type="float" office:value="782" calcext:value-type="float">
            <text:p>782</text:p>
          </table:table-cell>
          <table:table-cell office:value-type="string" calcext:value-type="string">
            <text:p>wea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Equip B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table:style-name="ce15"/>
          <table:table-cell table:formula="of:=[.U38]/[.C38]" office:value-type="percentage" office:value="0.955168119551681" calcext:value-type="percentage">
            <text:p>95.52%</text:p>
          </table:table-cell>
          <table:table-cell table:formula="of:=[.E38]+[.G38]+[.I38]+[.K38]+[.M38]+[.O38]+[.Q38]+[.S38]+[.U38]" office:value-type="float" office:value="803" calcext:value-type="float">
            <text:p>803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Equip C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5"/>
          <table:table-cell table:formula="of:=[.U39]/[.C39]" office:value-type="percentage" office:value="0.955176093916756" calcext:value-type="percentage">
            <text:p>95.52%</text:p>
          </table:table-cell>
          <table:table-cell table:formula="of:=[.E39]+[.G39]+[.I39]+[.K39]+[.M39]+[.O39]+[.Q39]+[.S39]+[.U39]" office:value-type="float" office:value="937" calcext:value-type="float">
            <text:p>937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N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5"/>
          <table:table-cell table:formula="of:=[.U40]/[.C40]" office:value-type="percentage" office:value="0.955168119551681" calcext:value-type="percentage">
            <text:p>95.52%</text:p>
          </table:table-cell>
          <table:table-cell table:formula="of:=[.E40]+[.G40]+[.I40]+[.K40]+[.M40]+[.O40]+[.Q40]+[.S40]+[.U40]" office:value-type="float" office:value="803" calcext:value-type="float">
            <text:p>803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N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5"/>
          <table:table-cell table:formula="of:=[.U41]/[.C41]" office:value-type="percentage" office:value="0.955176093916756" calcext:value-type="percentage">
            <text:p>95.52%</text:p>
          </table:table-cell>
          <table:table-cell table:formula="of:=[.E41]+[.G41]+[.I41]+[.K41]+[.M41]+[.O41]+[.Q41]+[.S41]+[.U41]" office:value-type="float" office:value="937" calcext:value-type="float">
            <text:p>937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N) Equip B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5"/>
          <table:table-cell table:formula="of:=[.U42]/[.C42]" office:value-type="percentage" office:value="0.955168119551681" calcext:value-type="percentage">
            <text:p>95.52%</text:p>
          </table:table-cell>
          <table:table-cell table:formula="of:=[.E42]+[.G42]+[.I42]+[.K42]+[.M42]+[.O42]+[.Q42]+[.S42]+[.U42]" office:value-type="float" office:value="803" calcext:value-type="float">
            <text:p>803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5"/>
          <table:table-cell table:formula="of:=[.U43]/[.C43]" office:value-type="percentage" office:value="0.955176093916756" calcext:value-type="percentage">
            <text:p>95.52%</text:p>
          </table:table-cell>
          <table:table-cell table:formula="of:=[.E43]+[.G43]+[.I43]+[.K43]+[.M43]+[.O43]+[.Q43]+[.S43]+[.U43]" office:value-type="float" office:value="937" calcext:value-type="float">
            <text:p>937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N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5"/>
          <table:table-cell table:formula="of:=[.U44]/[.C44]" office:value-type="percentage" office:value="0.955168119551681" calcext:value-type="percentage">
            <text:p>95.52%</text:p>
          </table:table-cell>
          <table:table-cell table:formula="of:=[.E44]+[.G44]+[.I44]+[.K44]+[.M44]+[.O44]+[.Q44]+[.S44]+[.U44]" office:value-type="float" office:value="803" calcext:value-type="float">
            <text:p>803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Equip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5"/>
          <table:table-cell table:formula="of:=[.U45]/[.C45]" office:value-type="percentage" office:value="0.955176093916756" calcext:value-type="percentage">
            <text:p>95.52%</text:p>
          </table:table-cell>
          <table:table-cell table:formula="of:=[.E45]+[.G45]+[.I45]+[.K45]+[.M45]+[.O45]+[.Q45]+[.S45]+[.U45]" office:value-type="float" office:value="937" calcext:value-type="float">
            <text:p>937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N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5"/>
          <table:table-cell table:formula="of:=[.U46]/[.C46]" office:value-type="percentage" office:value="0.955168119551681" calcext:value-type="percentage">
            <text:p>95.52%</text:p>
          </table:table-cell>
          <table:table-cell table:formula="of:=[.E46]+[.G46]+[.I46]+[.K46]+[.M46]+[.O46]+[.Q46]+[.S46]+[.U46]" office:value-type="float" office:value="803" calcext:value-type="float">
            <text:p>803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N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5"/>
          <table:table-cell table:formula="of:=[.U47]/[.C47]" office:value-type="percentage" office:value="0.955176093916756" calcext:value-type="percentage">
            <text:p>95.52%</text:p>
          </table:table-cell>
          <table:table-cell table:formula="of:=[.E47]+[.G47]+[.I47]+[.K47]+[.M47]+[.O47]+[.Q47]+[.S47]+[.U47]" office:value-type="float" office:value="937" calcext:value-type="float">
            <text:p>937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N) Equip B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5"/>
          <table:table-cell table:formula="of:=[.U48]/[.C48]" office:value-type="percentage" office:value="0.955168119551681" calcext:value-type="percentage">
            <text:p>95.52%</text:p>
          </table:table-cell>
          <table:table-cell table:formula="of:=[.E48]+[.G48]+[.I48]+[.K48]+[.M48]+[.O48]+[.Q48]+[.S48]+[.U48]" office:value-type="float" office:value="803" calcext:value-type="float">
            <text:p>803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5"/>
          <table:table-cell table:formula="of:=[.U49]/[.C49]" office:value-type="percentage" office:value="0.955176093916756" calcext:value-type="percentage">
            <text:p>95.52%</text:p>
          </table:table-cell>
          <table:table-cell table:formula="of:=[.E49]+[.G49]+[.I49]+[.K49]+[.M49]+[.O49]+[.Q49]+[.S49]+[.U49]" office:value-type="float" office:value="937" calcext:value-type="float">
            <text:p>937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4 (N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5"/>
          <table:table-cell table:formula="of:=[.U50]/[.C50]" office:value-type="percentage" office:value="0.955168119551681" calcext:value-type="percentage">
            <text:p>95.52%</text:p>
          </table:table-cell>
          <table:table-cell table:formula="of:=[.E50]+[.G50]+[.I50]+[.K50]+[.M50]+[.O50]+[.Q50]+[.S50]+[.U50]" office:value-type="float" office:value="803" calcext:value-type="float">
            <text:p>803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Equip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5"/>
          <table:table-cell table:formula="of:=[.U51]/[.C51]" office:value-type="percentage" office:value="0.955176093916756" calcext:value-type="percentage">
            <text:p>95.52%</text:p>
          </table:table-cell>
          <table:table-cell table:formula="of:=[.E51]+[.G51]+[.I51]+[.K51]+[.M51]+[.O51]+[.Q51]+[.S51]+[.U51]" office:value-type="float" office:value="937" calcext:value-type="float">
            <text:p>937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5"/>
          <table:table-cell table:formula="of:=[.U52]/[.C52]" office:value-type="percentage" office:value="0.955168119551681" calcext:value-type="percentage">
            <text:p>95.52%</text:p>
          </table:table-cell>
          <table:table-cell table:formula="of:=[.E52]+[.G52]+[.I52]+[.K52]+[.M52]+[.O52]+[.Q52]+[.S52]+[.U52]" office:value-type="float" office:value="803" calcext:value-type="float">
            <text:p>803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N) Equip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53]/[.C53]" office:value-type="percentage" office:value="0.955176093916756" calcext:value-type="percentage">
            <text:p>95.52%</text:p>
          </table:table-cell>
          <table:table-cell table:formula="of:=[.E53]+[.G53]+[.I53]+[.K53]+[.M53]+[.O53]+[.Q53]+[.S53]+[.U53]" office:value-type="float" office:value="937" calcext:value-type="float">
            <text:p>937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Equip C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54]/[.C54]" office:value-type="percentage" office:value="0.955168119551681" calcext:value-type="percentage">
            <text:p>95.52%</text:p>
          </table:table-cell>
          <table:table-cell table:formula="of:=[.E54]+[.G54]+[.I54]+[.K54]+[.M54]+[.O54]+[.Q54]+[.S54]+[.U54]" office:value-type="float" office:value="803" calcext:value-type="float">
            <text:p>803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55]/[.C55]" office:value-type="percentage" office:value="0.955176093916756" calcext:value-type="percentage">
            <text:p>95.52%</text:p>
          </table:table-cell>
          <table:table-cell table:formula="of:=[.E55]+[.G55]+[.I55]+[.K55]+[.M55]+[.O55]+[.Q55]+[.S55]+[.U55]" office:value-type="float" office:value="937" calcext:value-type="float">
            <text:p>937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H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56]/[.C56]" office:value-type="percentage" office:value="0.955168119551681" calcext:value-type="percentage">
            <text:p>95.52%</text:p>
          </table:table-cell>
          <table:table-cell table:formula="of:=[.E56]+[.G56]+[.I56]+[.K56]+[.M56]+[.O56]+[.Q56]+[.S56]+[.U56]" office:value-type="float" office:value="803" calcext:value-type="float">
            <text:p>803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Equip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57]/[.C57]" office:value-type="percentage" office:value="0.955176093916756" calcext:value-type="percentage">
            <text:p>95.52%</text:p>
          </table:table-cell>
          <table:table-cell table:formula="of:=[.E57]+[.G57]+[.I57]+[.K57]+[.M57]+[.O57]+[.Q57]+[.S57]+[.U57]" office:value-type="float" office:value="937" calcext:value-type="float">
            <text:p>937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H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58]/[.C58]" office:value-type="percentage" office:value="0.955168119551681" calcext:value-type="percentage">
            <text:p>95.52%</text:p>
          </table:table-cell>
          <table:table-cell table:formula="of:=[.E58]+[.G58]+[.I58]+[.K58]+[.M58]+[.O58]+[.Q58]+[.S58]+[.U58]" office:value-type="float" office:value="803" calcext:value-type="float">
            <text:p>803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H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59]/[.C59]" office:value-type="percentage" office:value="0.955176093916756" calcext:value-type="percentage">
            <text:p>95.52%</text:p>
          </table:table-cell>
          <table:table-cell table:formula="of:=[.E59]+[.G59]+[.I59]+[.K59]+[.M59]+[.O59]+[.Q59]+[.S59]+[.U59]" office:value-type="float" office:value="937" calcext:value-type="float">
            <text:p>937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H) Equip B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60]/[.C60]" office:value-type="percentage" office:value="0.955168119551681" calcext:value-type="percentage">
            <text:p>95.52%</text:p>
          </table:table-cell>
          <table:table-cell table:formula="of:=[.E60]+[.G60]+[.I60]+[.K60]+[.M60]+[.O60]+[.Q60]+[.S60]+[.U60]" office:value-type="float" office:value="803" calcext:value-type="float">
            <text:p>803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61]/[.C61]" office:value-type="percentage" office:value="0.955176093916756" calcext:value-type="percentage">
            <text:p>95.52%</text:p>
          </table:table-cell>
          <table:table-cell table:formula="of:=[.E61]+[.G61]+[.I61]+[.K61]+[.M61]+[.O61]+[.Q61]+[.S61]+[.U61]" office:value-type="float" office:value="937" calcext:value-type="float">
            <text:p>937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H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62]/[.C62]" office:value-type="percentage" office:value="0.955168119551681" calcext:value-type="percentage">
            <text:p>95.52%</text:p>
          </table:table-cell>
          <table:table-cell table:formula="of:=[.E62]+[.G62]+[.I62]+[.K62]+[.M62]+[.O62]+[.Q62]+[.S62]+[.U62]" office:value-type="float" office:value="803" calcext:value-type="float">
            <text:p>803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Equip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63]/[.C63]" office:value-type="percentage" office:value="0.955176093916756" calcext:value-type="percentage">
            <text:p>95.52%</text:p>
          </table:table-cell>
          <table:table-cell table:formula="of:=[.E63]+[.G63]+[.I63]+[.K63]+[.M63]+[.O63]+[.Q63]+[.S63]+[.U63]" office:value-type="float" office:value="937" calcext:value-type="float">
            <text:p>937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4 (H) Equip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64]/[.C64]" office:value-type="percentage" office:value="0.955168119551681" calcext:value-type="percentage">
            <text:p>95.52%</text:p>
          </table:table-cell>
          <table:table-cell table:formula="of:=[.E64]+[.G64]+[.I64]+[.K64]+[.M64]+[.O64]+[.Q64]+[.S64]+[.U64]" office:value-type="float" office:value="803" calcext:value-type="float">
            <text:p>803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65]/[.C65]" office:value-type="percentage" office:value="0.955168119551681" calcext:value-type="percentage">
            <text:p>95.52%</text:p>
          </table:table-cell>
          <table:table-cell table:formula="of:=[.E65]+[.G65]+[.I65]+[.K65]+[.M65]+[.O65]+[.Q65]+[.S65]+[.U65]" office:value-type="float" office:value="803" calcext:value-type="float">
            <text:p>803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Equip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66]/[.C66]" office:value-type="percentage" office:value="0.955168119551681" calcext:value-type="percentage">
            <text:p>95.52%</text:p>
          </table:table-cell>
          <table:table-cell table:formula="of:=[.E66]+[.G66]+[.I66]+[.K66]+[.M66]+[.O66]+[.Q66]+[.S66]+[.U66]" office:value-type="float" office:value="803" calcext:value-type="float">
            <text:p>803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Equip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67]/[.C67]" office:value-type="percentage" office:value="0.955242966751918" calcext:value-type="percentage">
            <text:p>95.52%</text:p>
          </table:table-cell>
          <table:table-cell table:formula="of:=[.E67]+[.G67]+[.I67]+[.K67]+[.M67]+[.O67]+[.Q67]+[.S67]+[.U67]" office:value-type="float" office:value="782" calcext:value-type="float">
            <text:p>782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Equip B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table:number-columns-repeated="2"/>
          <table:table-cell table:formula="of:=[.E68]+[.G68]+[.I68]+[.K68]+[.M68]+[.O68]+[.Q68]+[.S68]+[.U68]" office:value-type="float" office:value="14" calcext:value-type="float">
            <text:p>14</text:p>
          </table:table-cell>
          <table:table-cell office:value-type="string" calcext:value-type="string">
            <text:p>mele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table:number-columns-repeated="2"/>
          <table:table-cell table:formula="of:=[.E69]+[.G69]+[.I69]+[.K69]+[.M69]+[.O69]+[.Q69]+[.S69]+[.U69]" office:value-type="float" office:value="20" calcext:value-type="float">
            <text:p>20</text:p>
          </table:table-cell>
          <table:table-cell office:value-type="string" calcext:value-type="string">
            <text:p>mel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[.E70]+[.G70]+[.I70]+[.K70]+[.M70]+[.O70]+[.Q70]+[.S70]+[.U70]" office:value-type="float" office:value="36" calcext:value-type="float">
            <text:p>36</text:p>
          </table:table-cell>
          <table:table-cell office:value-type="string" calcext:value-type="string">
            <text:p>mel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formula="of:=[.U71]/[.C71]" office:value-type="percentage" office:value="0.454545454545455" calcext:value-type="percentage">
            <text:p>45.45%</text:p>
          </table:table-cell>
          <table:table-cell table:formula="of:=[.E71]+[.G71]+[.I71]+[.K71]+[.M71]+[.O71]+[.Q71]+[.S71]+[.U71]" office:value-type="float" office:value="66" calcext:value-type="float">
            <text:p>66</text:p>
          </table:table-cell>
          <table:table-cell office:value-type="string" calcext:value-type="string">
            <text:p>mel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Melee C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table:formula="of:=[.U72]/[.C72]" office:value-type="percentage" office:value="0.625" calcext:value-type="percentage">
            <text:p>62.50%</text:p>
          </table:table-cell>
          <table:table-cell table:formula="of:=[.E72]+[.G72]+[.I72]+[.K72]+[.M72]+[.O72]+[.Q72]+[.S72]+[.U72]" office:value-type="float" office:value="96" calcext:value-type="float">
            <text:p>96</text:p>
          </table:table-cell>
          <table:table-cell office:value-type="string" calcext:value-type="string">
            <text:p>mele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Melee A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table:formula="of:=[.U73]/[.C73]" office:value-type="percentage" office:value="0.714285714285714" calcext:value-type="percentage">
            <text:p>71.43%</text:p>
          </table:table-cell>
          <table:table-cell table:formula="of:=[.E73]+[.G73]+[.I73]+[.K73]+[.M73]+[.O73]+[.Q73]+[.S73]+[.U73]" office:value-type="float" office:value="126" calcext:value-type="float">
            <text:p>126</text:p>
          </table:table-cell>
          <table:table-cell office:value-type="string" calcext:value-type="string">
            <text:p>mele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Melee B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table:formula="of:=[.U74]/[.C74]" office:value-type="percentage" office:value="0.769230769230769" calcext:value-type="percentage">
            <text:p>76.92%</text:p>
          </table:table-cell>
          <table:table-cell table:formula="of:=[.E74]+[.G74]+[.I74]+[.K74]+[.M74]+[.O74]+[.Q74]+[.S74]+[.U74]" office:value-type="float" office:value="156" calcext:value-type="float">
            <text:p>156</text:p>
          </table:table-cell>
          <table:table-cell office:value-type="string" calcext:value-type="string">
            <text:p>mele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Melee C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table:formula="of:=[.U75]/[.C75]" office:value-type="percentage" office:value="0.806451612903226" calcext:value-type="percentage">
            <text:p>80.65%</text:p>
          </table:table-cell>
          <table:table-cell table:formula="of:=[.E75]+[.G75]+[.I75]+[.K75]+[.M75]+[.O75]+[.Q75]+[.S75]+[.U75]" office:value-type="float" office:value="186" calcext:value-type="float">
            <text:p>186</text:p>
          </table:table-cell>
          <table:table-cell office:value-type="string" calcext:value-type="string">
            <text:p>mele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Melee A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table:formula="of:=[.U76]/[.C76]" office:value-type="percentage" office:value="0.833333333333333" calcext:value-type="percentage">
            <text:p>83.33%</text:p>
          </table:table-cell>
          <table:table-cell table:formula="of:=[.E76]+[.G76]+[.I76]+[.K76]+[.M76]+[.O76]+[.Q76]+[.S76]+[.U76]" office:value-type="float" office:value="216" calcext:value-type="float">
            <text:p>216</text:p>
          </table:table-cell>
          <table:table-cell office:value-type="string" calcext:value-type="string">
            <text:p>mele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Melee B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table:formula="of:=[.U77]/[.C77]" office:value-type="percentage" office:value="0.864197530864197" calcext:value-type="percentage">
            <text:p>86.42%</text:p>
          </table:table-cell>
          <table:table-cell table:formula="of:=[.E77]+[.G77]+[.I77]+[.K77]+[.M77]+[.O77]+[.Q77]+[.S77]+[.U77]" office:value-type="float" office:value="243" calcext:value-type="float">
            <text:p>243</text:p>
          </table:table-cell>
          <table:table-cell office:value-type="string" calcext:value-type="string">
            <text:p>mele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le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Melee C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/>
          <table:table-cell table:formula="of:=[.U78]/[.C78]" office:value-type="percentage" office:value="0.89041095890411" calcext:value-type="percentage">
            <text:p>89.04%</text:p>
          </table:table-cell>
          <table:table-cell table:formula="of:=[.E78]+[.G78]+[.I78]+[.K78]+[.M78]+[.O78]+[.Q78]+[.S78]+[.U78]" office:value-type="float" office:value="292" calcext:value-type="float">
            <text:p>292</text:p>
          </table:table-cell>
          <table:table-cell office:value-type="string" calcext:value-type="string">
            <text:p>mele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Melee A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/>
          <table:table-cell table:formula="of:=[.U79]/[.C79]" office:value-type="percentage" office:value="0.90702947845805" calcext:value-type="percentage">
            <text:p>90.70%</text:p>
          </table:table-cell>
          <table:table-cell table:formula="of:=[.E79]+[.G79]+[.I79]+[.K79]+[.M79]+[.O79]+[.Q79]+[.S79]+[.U79]" office:value-type="float" office:value="441" calcext:value-type="float">
            <text:p>441</text:p>
          </table:table-cell>
          <table:table-cell office:value-type="string" calcext:value-type="string">
            <text:p>mele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o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 4 Melee B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table:formula="of:=[.U80]/[.C80]" office:value-type="percentage" office:value="0.933206106870229" calcext:value-type="percentage">
            <text:p>93.32%</text:p>
          </table:table-cell>
          <table:table-cell table:formula="of:=[.E80]+[.G80]+[.I80]+[.K80]+[.M80]+[.O80]+[.Q80]+[.S80]+[.U80]" office:value-type="float" office:value="524" calcext:value-type="float">
            <text:p>524</text:p>
          </table:table-cell>
          <table:table-cell office:value-type="string" calcext:value-type="string">
            <text:p>mele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Melee A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table-cell/>
          <table:table-cell table:formula="of:=[.U81]/[.C81]" office:value-type="percentage" office:value="0.947289156626506" calcext:value-type="percentage">
            <text:p>94.73%</text:p>
          </table:table-cell>
          <table:table-cell table:formula="of:=[.E81]+[.G81]+[.I81]+[.K81]+[.M81]+[.O81]+[.Q81]+[.S81]+[.U81]" office:value-type="float" office:value="664" calcext:value-type="float">
            <text:p>664</text:p>
          </table:table-cell>
          <table:table-cell office:value-type="string" calcext:value-type="string">
            <text:p>mele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e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Melee B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/>
          <table:table-cell table:formula="of:=[.U82]/[.C82]" office:value-type="percentage" office:value="0.955168119551681" calcext:value-type="percentage">
            <text:p>95.52%</text:p>
          </table:table-cell>
          <table:table-cell table:formula="of:=[.E82]+[.G82]+[.I82]+[.K82]+[.M82]+[.O82]+[.Q82]+[.S82]+[.U82]" office:value-type="float" office:value="803" calcext:value-type="float">
            <text:p>803</text:p>
          </table:table-cell>
          <table:table-cell office:value-type="string" calcext:value-type="string">
            <text:p>weap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Melee C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83]/[.C83]" office:value-type="percentage" office:value="0.955168119551681" calcext:value-type="percentage">
            <text:p>95.52%</text:p>
          </table:table-cell>
          <table:table-cell table:formula="of:=[.E83]+[.G83]+[.I83]+[.K83]+[.M83]+[.O83]+[.Q83]+[.S83]+[.U83]" office:value-type="float" office:value="803" calcext:value-type="float">
            <text:p>803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N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84]/[.C84]" office:value-type="percentage" office:value="0.955176093916756" calcext:value-type="percentage">
            <text:p>95.52%</text:p>
          </table:table-cell>
          <table:table-cell table:formula="of:=[.E84]+[.G84]+[.I84]+[.K84]+[.M84]+[.O84]+[.Q84]+[.S84]+[.U84]" office:value-type="float" office:value="937" calcext:value-type="float">
            <text:p>937</text:p>
          </table:table-cell>
          <table:table-cell office:value-type="string" calcext:value-type="string">
            <text:p>weap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1 (N) Melee B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85]/[.C85]" office:value-type="percentage" office:value="0.955168119551681" calcext:value-type="percentage">
            <text:p>95.52%</text:p>
          </table:table-cell>
          <table:table-cell table:formula="of:=[.E85]+[.G85]+[.I85]+[.K85]+[.M85]+[.O85]+[.Q85]+[.S85]+[.U85]" office:value-type="float" office:value="803" calcext:value-type="float">
            <text:p>803</text:p>
          </table:table-cell>
          <table:table-cell office:value-type="string" calcext:value-type="string">
            <text:p>wea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86]/[.C86]" office:value-type="percentage" office:value="0.955168119551681" calcext:value-type="percentage">
            <text:p>95.52%</text:p>
          </table:table-cell>
          <table:table-cell table:formula="of:=[.E86]+[.G86]+[.I86]+[.K86]+[.M86]+[.O86]+[.Q86]+[.S86]+[.U86]" office:value-type="float" office:value="803" calcext:value-type="float">
            <text:p>803</text:p>
          </table:table-cell>
          <table:table-cell office:value-type="string" calcext:value-type="string">
            <text:p>wea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N) Melee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87]/[.C87]" office:value-type="percentage" office:value="0.955168119551681" calcext:value-type="percentage">
            <text:p>95.52%</text:p>
          </table:table-cell>
          <table:table-cell table:formula="of:=[.E87]+[.G87]+[.I87]+[.K87]+[.M87]+[.O87]+[.Q87]+[.S87]+[.U87]" office:value-type="float" office:value="803" calcext:value-type="float">
            <text:p>803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N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88]/[.C88]" office:value-type="percentage" office:value="0.955176093916756" calcext:value-type="percentage">
            <text:p>95.52%</text:p>
          </table:table-cell>
          <table:table-cell table:formula="of:=[.E88]+[.G88]+[.I88]+[.K88]+[.M88]+[.O88]+[.Q88]+[.S88]+[.U88]" office:value-type="float" office:value="937" calcext:value-type="float">
            <text:p>937</text:p>
          </table:table-cell>
          <table:table-cell office:value-type="string" calcext:value-type="string">
            <text:p>wea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3 (N) Melee B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89]/[.C89]" office:value-type="percentage" office:value="0.955168119551681" calcext:value-type="percentage">
            <text:p>95.52%</text:p>
          </table:table-cell>
          <table:table-cell table:formula="of:=[.E89]+[.G89]+[.I89]+[.K89]+[.M89]+[.O89]+[.Q89]+[.S89]+[.U89]" office:value-type="float" office:value="803" calcext:value-type="float">
            <text:p>803</text:p>
          </table:table-cell>
          <table:table-cell office:value-type="string" calcext:value-type="string">
            <text:p>wea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90]/[.C90]" office:value-type="percentage" office:value="0.955168119551681" calcext:value-type="percentage">
            <text:p>95.52%</text:p>
          </table:table-cell>
          <table:table-cell table:formula="of:=[.E90]+[.G90]+[.I90]+[.K90]+[.M90]+[.O90]+[.Q90]+[.S90]+[.U90]" office:value-type="float" office:value="803" calcext:value-type="float">
            <text:p>803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N) Melee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91]/[.C91]" office:value-type="percentage" office:value="0.955176093916756" calcext:value-type="percentage">
            <text:p>95.52%</text:p>
          </table:table-cell>
          <table:table-cell table:formula="of:=[.E91]+[.G91]+[.I91]+[.K91]+[.M91]+[.O91]+[.Q91]+[.S91]+[.U91]" office:value-type="float" office:value="937" calcext:value-type="float">
            <text:p>937</text:p>
          </table:table-cell>
          <table:table-cell office:value-type="string" calcext:value-type="string">
            <text:p>wea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Melee A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92]/[.C92]" office:value-type="percentage" office:value="0.955168119551681" calcext:value-type="percentage">
            <text:p>95.52%</text:p>
          </table:table-cell>
          <table:table-cell table:formula="of:=[.E92]+[.G92]+[.I92]+[.K92]+[.M92]+[.O92]+[.Q92]+[.S92]+[.U92]" office:value-type="float" office:value="803" calcext:value-type="float">
            <text:p>803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N) Melee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93]/[.C93]" office:value-type="percentage" office:value="0.955176093916756" calcext:value-type="percentage">
            <text:p>95.52%</text:p>
          </table:table-cell>
          <table:table-cell table:formula="of:=[.E93]+[.G93]+[.I93]+[.K93]+[.M93]+[.O93]+[.Q93]+[.S93]+[.U93]" office:value-type="float" office:value="937" calcext:value-type="float">
            <text:p>937</text:p>
          </table:table-cell>
          <table:table-cell office:value-type="string" calcext:value-type="string">
            <text:p>weap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5 (N) Melee C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94]/[.C94]" office:value-type="percentage" office:value="0.955168119551681" calcext:value-type="percentage">
            <text:p>95.52%</text:p>
          </table:table-cell>
          <table:table-cell table:formula="of:=[.E94]+[.G94]+[.I94]+[.K94]+[.M94]+[.O94]+[.Q94]+[.S94]+[.U94]" office:value-type="float" office:value="803" calcext:value-type="float">
            <text:p>803</text:p>
          </table:table-cell>
          <table:table-cell office:value-type="string" calcext:value-type="string">
            <text:p>wea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95]/[.C95]" office:value-type="percentage" office:value="0.955168119551681" calcext:value-type="percentage">
            <text:p>95.52%</text:p>
          </table:table-cell>
          <table:table-cell table:formula="of:=[.E95]+[.G95]+[.I95]+[.K95]+[.M95]+[.O95]+[.Q95]+[.S95]+[.U95]" office:value-type="float" office:value="803" calcext:value-type="float">
            <text:p>803</text:p>
          </table:table-cell>
          <table:table-cell office:value-type="string" calcext:value-type="string">
            <text:p>wea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1 (H) Melee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96]/[.C96]" office:value-type="percentage" office:value="0.955168119551681" calcext:value-type="percentage">
            <text:p>95.52%</text:p>
          </table:table-cell>
          <table:table-cell table:formula="of:=[.E96]+[.G96]+[.I96]+[.K96]+[.M96]+[.O96]+[.Q96]+[.S96]+[.U96]" office:value-type="float" office:value="803" calcext:value-type="float">
            <text:p>803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2 (H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97]/[.C97]" office:value-type="percentage" office:value="0.955176093916756" calcext:value-type="percentage">
            <text:p>95.52%</text:p>
          </table:table-cell>
          <table:table-cell table:formula="of:=[.E97]+[.G97]+[.I97]+[.K97]+[.M97]+[.O97]+[.Q97]+[.S97]+[.U97]" office:value-type="float" office:value="937" calcext:value-type="float">
            <text:p>937</text:p>
          </table:table-cell>
          <table:table-cell office:value-type="string" calcext:value-type="string">
            <text:p>wea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 2 (H) Melee B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/>
          <table:table-cell table:formula="of:=[.U98]/[.C98]" office:value-type="percentage" office:value="0.955168119551681" calcext:value-type="percentage">
            <text:p>95.52%</text:p>
          </table:table-cell>
          <table:table-cell table:formula="of:=[.E98]+[.G98]+[.I98]+[.K98]+[.M98]+[.O98]+[.Q98]+[.S98]+[.U98]" office:value-type="float" office:value="803" calcext:value-type="float">
            <text:p>803</text:p>
          </table:table-cell>
          <table:table-cell office:value-type="string" calcext:value-type="string">
            <text:p>wea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99]/[.C99]" office:value-type="percentage" office:value="0.955168119551681" calcext:value-type="percentage">
            <text:p>95.52%</text:p>
          </table:table-cell>
          <table:table-cell table:formula="of:=[.E99]+[.G99]+[.I99]+[.K99]+[.M99]+[.O99]+[.Q99]+[.S99]+[.U99]" office:value-type="float" office:value="803" calcext:value-type="float">
            <text:p>803</text:p>
          </table:table-cell>
          <table:table-cell office:value-type="string" calcext:value-type="string">
            <text:p>wea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(H) Melee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100]/[.C100]" office:value-type="percentage" office:value="0.955168119551681" calcext:value-type="percentage">
            <text:p>95.52%</text:p>
          </table:table-cell>
          <table:table-cell table:formula="of:=[.E100]+[.G100]+[.I100]+[.K100]+[.M100]+[.O100]+[.Q100]+[.S100]+[.U100]" office:value-type="float" office:value="803" calcext:value-type="float">
            <text:p>803</text:p>
          </table:table-cell>
          <table:table-cell office:value-type="string" calcext:value-type="string">
            <text:p>wea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101]/[.C101]" office:value-type="percentage" office:value="0.955168119551681" calcext:value-type="percentage">
            <text:p>95.52%</text:p>
          </table:table-cell>
          <table:table-cell table:formula="of:=[.E101]+[.G101]+[.I101]+[.K101]+[.M101]+[.O101]+[.Q101]+[.S101]+[.U101]" office:value-type="float" office:value="803" calcext:value-type="float">
            <text:p>803</text:p>
          </table:table-cell>
          <table:table-cell office:value-type="string" calcext:value-type="string">
            <text:p>weap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Melee B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102]/[.C102]" office:value-type="percentage" office:value="0.955168119551681" calcext:value-type="percentage">
            <text:p>95.52%</text:p>
          </table:table-cell>
          <table:table-cell table:formula="of:=[.E102]+[.G102]+[.I102]+[.K102]+[.M102]+[.O102]+[.Q102]+[.S102]+[.U102]" office:value-type="float" office:value="803" calcext:value-type="float">
            <text:p>803</text:p>
          </table:table-cell>
          <table:table-cell office:value-type="string" calcext:value-type="string">
            <text:p>weap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Melee A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/>
          <table:table-cell table:formula="of:=[.U103]/[.C103]" office:value-type="percentage" office:value="0.955242966751918" calcext:value-type="percentage">
            <text:p>95.52%</text:p>
          </table:table-cell>
          <table:table-cell table:formula="of:=[.E103]+[.G103]+[.I103]+[.K103]+[.M103]+[.O103]+[.Q103]+[.S103]+[.U103]" office:value-type="float" office:value="782" calcext:value-type="float">
            <text:p>782</text:p>
          </table:table-cell>
          <table:table-cell office:value-type="string" calcext:value-type="string">
            <text:p>weap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o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mo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o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Melee B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table:number-columns-repeated="2"/>
          <table:table-cell table:formula="of:=[.E104]+[.G104]+[.I104]+[.K104]+[.M104]+[.O104]+[.Q104]+[.S104]+[.U104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2">
          <table:table-cell table:number-columns-repeated="2"/>
          <table:table-cell table:formula="of:=[.E105]+[.G105]+[.I105]+[.K105]+[.M105]+[.O105]+[.Q105]+[.S105]+[.U105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w6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table:number-columns-repeated="2"/>
          <table:table-cell table:formula="of:=[.E106]+[.G106]+[.I106]+[.K106]+[.M106]+[.O106]+[.Q106]+[.S106]+[.U106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w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w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2"/>
          <table:table-cell table:formula="of:=[.E107]+[.G107]+[.I107]+[.K107]+[.M107]+[.O107]+[.Q107]+[.S107]+[.U107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w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w1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[.E108]+[.G108]+[.I108]+[.K108]+[.M108]+[.O108]+[.Q108]+[.S108]+[.U108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w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[.E109]+[.G109]+[.I109]+[.K109]+[.M109]+[.O109]+[.Q109]+[.S109]+[.U109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w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w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[.E110]+[.G110]+[.I110]+[.K110]+[.M110]+[.O110]+[.Q110]+[.S110]+[.U110]" office:value-type="float" office:value="32" calcext:value-type="float">
            <text:p>32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w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E111]+[.G111]+[.I111]+[.K111]+[.M111]+[.O111]+[.Q111]+[.S111]+[.U111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E112]+[.G112]+[.I112]+[.K112]+[.M112]+[.O112]+[.Q112]+[.S112]+[.U112]" office:value-type="float" office:value="36" calcext:value-type="float">
            <text:p>36</text:p>
          </table:table-cell>
          <table:table-cell office:value-type="string" calcext:value-type="string">
            <text:p>bo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formula="of:=[.U113]/[.C113]" office:value-type="percentage" office:value="0.753424657534247" calcext:value-type="percentage">
            <text:p>75.34%</text:p>
          </table:table-cell>
          <table:table-cell table:formula="of:=[.E113]+[.G113]+[.I113]+[.K113]+[.M113]+[.O113]+[.Q113]+[.S113]+[.U113]" office:value-type="float" office:value="146" calcext:value-type="float">
            <text:p>146</text:p>
          </table:table-cell>
          <table:table-cell office:value-type="string" calcext:value-type="string">
            <text:p>bo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3 Bow C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/>
          <table:table-cell table:formula="of:=[.U114]/[.C114]" office:value-type="percentage" office:value="0.833333333333333" calcext:value-type="percentage">
            <text:p>83.33%</text:p>
          </table:table-cell>
          <table:table-cell table:formula="of:=[.E114]+[.G114]+[.I114]+[.K114]+[.M114]+[.O114]+[.Q114]+[.S114]+[.U114]" office:value-type="float" office:value="216" calcext:value-type="float">
            <text:p>216</text:p>
          </table:table-cell>
          <table:table-cell office:value-type="string" calcext:value-type="string">
            <text:p>bo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4 Bow A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table:formula="of:=[.U115]/[.C115]" office:value-type="percentage" office:value="0.882352941176471" calcext:value-type="percentage">
            <text:p>88.24%</text:p>
          </table:table-cell>
          <table:table-cell table:formula="of:=[.E115]+[.G115]+[.I115]+[.K115]+[.M115]+[.O115]+[.Q115]+[.S115]+[.U115]" office:value-type="float" office:value="306" calcext:value-type="float">
            <text:p>306</text:p>
          </table:table-cell>
          <table:table-cell office:value-type="string" calcext:value-type="string">
            <text:p>bow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Bow B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/>
          <table:table-cell table:formula="of:=[.U116]/[.C116]" office:value-type="percentage" office:value="0.913461538461538" calcext:value-type="percentage">
            <text:p>91.35%</text:p>
          </table:table-cell>
          <table:table-cell table:formula="of:=[.E116]+[.G116]+[.I116]+[.K116]+[.M116]+[.O116]+[.Q116]+[.S116]+[.U116]" office:value-type="float" office:value="416" calcext:value-type="float">
            <text:p>416</text:p>
          </table:table-cell>
          <table:table-cell office:value-type="string" calcext:value-type="string">
            <text:p>bow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Bow 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/>
          <table:table-cell table:formula="of:=[.U117]/[.C117]" office:value-type="percentage" office:value="0.932835820895522" calcext:value-type="percentage">
            <text:p>93.28%</text:p>
          </table:table-cell>
          <table:table-cell table:formula="of:=[.E117]+[.G117]+[.I117]+[.K117]+[.M117]+[.O117]+[.Q117]+[.S117]+[.U117]" office:value-type="float" office:value="536" calcext:value-type="float">
            <text:p>536</text:p>
          </table:table-cell>
          <table:table-cell office:value-type="string" calcext:value-type="string">
            <text:p>bow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Bow B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table:formula="of:=[.U118]/[.C118]" office:value-type="percentage" office:value="0.945945945945946" calcext:value-type="percentage">
            <text:p>94.59%</text:p>
          </table:table-cell>
          <table:table-cell table:formula="of:=[.E118]+[.G118]+[.I118]+[.K118]+[.M118]+[.O118]+[.Q118]+[.S118]+[.U118]" office:value-type="float" office:value="666" calcext:value-type="float">
            <text:p>666</text:p>
          </table:table-cell>
          <table:table-cell office:value-type="string" calcext:value-type="string">
            <text:p>bow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Bow C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/>
          <table:table-cell table:formula="of:=[.U119]/[.C119]" office:value-type="percentage" office:value="0.955334987593052" calcext:value-type="percentage">
            <text:p>95.53%</text:p>
          </table:table-cell>
          <table:table-cell table:formula="of:=[.E119]+[.G119]+[.I119]+[.K119]+[.M119]+[.O119]+[.Q119]+[.S119]+[.U119]" office:value-type="float" office:value="806" calcext:value-type="float">
            <text:p>806</text:p>
          </table:table-cell>
          <table:table-cell office:value-type="string" calcext:value-type="string">
            <text:p>bow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N) Bow A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/>
          <table:table-cell table:formula="of:=[.U120]/[.C120]" office:value-type="percentage" office:value="0.96234309623431" calcext:value-type="percentage">
            <text:p>96.23%</text:p>
          </table:table-cell>
          <table:table-cell table:formula="of:=[.E120]+[.G120]+[.I120]+[.K120]+[.M120]+[.O120]+[.Q120]+[.S120]+[.U120]" office:value-type="float" office:value="956" calcext:value-type="float">
            <text:p>956</text:p>
          </table:table-cell>
          <table:table-cell office:value-type="string" calcext:value-type="string">
            <text:p>bow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N) Bow B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/>
          <table:table-cell table:formula="of:=[.U121]/[.C121]" office:value-type="percentage" office:value="0.96745027124774" calcext:value-type="percentage">
            <text:p>96.75%</text:p>
          </table:table-cell>
          <table:table-cell table:formula="of:=[.E121]+[.G121]+[.I121]+[.K121]+[.M121]+[.O121]+[.Q121]+[.S121]+[.U121]" office:value-type="float" office:value="1106" calcext:value-type="float">
            <text:p>1106</text:p>
          </table:table-cell>
          <table:table-cell office:value-type="string" calcext:value-type="string">
            <text:p>bow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N) Bow A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/>
          <table:table-cell table:formula="of:=[.U122]/[.C122]" office:value-type="percentage" office:value="0.968992248062015" calcext:value-type="percentage">
            <text:p>96.90%</text:p>
          </table:table-cell>
          <table:table-cell table:formula="of:=[.E122]+[.G122]+[.I122]+[.K122]+[.M122]+[.O122]+[.Q122]+[.S122]+[.U122]" office:value-type="float" office:value="1161" calcext:value-type="float">
            <text:p>1161</text:p>
          </table:table-cell>
          <table:table-cell office:value-type="string" calcext:value-type="string">
            <text:p>bow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N) Bow B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23]/[.C123]" office:value-type="percentage" office:value="0.968992248062015" calcext:value-type="percentage">
            <text:p>96.90%</text:p>
          </table:table-cell>
          <table:table-cell table:formula="of:=[.E123]+[.G123]+[.I123]+[.K123]+[.M123]+[.O123]+[.Q123]+[.S123]+[.U123]" office:value-type="float" office:value="1161" calcext:value-type="float">
            <text:p>1161</text:p>
          </table:table-cell>
          <table:table-cell office:value-type="string" calcext:value-type="string">
            <text:p>bow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N) Bow A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24]/[.C124]" office:value-type="percentage" office:value="0.968992248062015" calcext:value-type="percentage">
            <text:p>96.90%</text:p>
          </table:table-cell>
          <table:table-cell table:formula="of:=[.E124]+[.G124]+[.I124]+[.K124]+[.M124]+[.O124]+[.Q124]+[.S124]+[.U124]" office:value-type="float" office:value="1161" calcext:value-type="float">
            <text:p>1161</text:p>
          </table:table-cell>
          <table:table-cell office:value-type="string" calcext:value-type="string">
            <text:p>bow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N) Bow B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25]/[.C125]" office:value-type="percentage" office:value="0.968992248062015" calcext:value-type="percentage">
            <text:p>96.90%</text:p>
          </table:table-cell>
          <table:table-cell table:formula="of:=[.E125]+[.G125]+[.I125]+[.K125]+[.M125]+[.O125]+[.Q125]+[.S125]+[.U125]" office:value-type="float" office:value="1161" calcext:value-type="float">
            <text:p>1161</text:p>
          </table:table-cell>
          <table:table-cell office:value-type="string" calcext:value-type="string">
            <text:p>bow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4 (N) Bow A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26]/[.C126]" office:value-type="percentage" office:value="0.968992248062015" calcext:value-type="percentage">
            <text:p>96.90%</text:p>
          </table:table-cell>
          <table:table-cell table:formula="of:=[.E126]+[.G126]+[.I126]+[.K126]+[.M126]+[.O126]+[.Q126]+[.S126]+[.U126]" office:value-type="float" office:value="1161" calcext:value-type="float">
            <text:p>1161</text:p>
          </table:table-cell>
          <table:table-cell office:value-type="string" calcext:value-type="string">
            <text:p>bow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4 (N) Bow B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27]/[.C127]" office:value-type="percentage" office:value="0.968992248062015" calcext:value-type="percentage">
            <text:p>96.90%</text:p>
          </table:table-cell>
          <table:table-cell table:formula="of:=[.E127]+[.G127]+[.I127]+[.K127]+[.M127]+[.O127]+[.Q127]+[.S127]+[.U127]" office:value-type="float" office:value="1161" calcext:value-type="float">
            <text:p>1161</text:p>
          </table:table-cell>
          <table:table-cell office:value-type="string" calcext:value-type="string">
            <text:p>bow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(N) Bow A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28]/[.C128]" office:value-type="percentage" office:value="0.968992248062015" calcext:value-type="percentage">
            <text:p>96.90%</text:p>
          </table:table-cell>
          <table:table-cell table:formula="of:=[.E128]+[.G128]+[.I128]+[.K128]+[.M128]+[.O128]+[.Q128]+[.S128]+[.U128]" office:value-type="float" office:value="1161" calcext:value-type="float">
            <text:p>1161</text:p>
          </table:table-cell>
          <table:table-cell office:value-type="string" calcext:value-type="string">
            <text:p>bow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(N) Bow B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29]/[.C129]" office:value-type="percentage" office:value="0.968992248062015" calcext:value-type="percentage">
            <text:p>96.90%</text:p>
          </table:table-cell>
          <table:table-cell table:formula="of:=[.E129]+[.G129]+[.I129]+[.K129]+[.M129]+[.O129]+[.Q129]+[.S129]+[.U129]" office:value-type="float" office:value="1161" calcext:value-type="float">
            <text:p>1161</text:p>
          </table:table-cell>
          <table:table-cell office:value-type="string" calcext:value-type="string">
            <text:p>bow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5 (N) Bow C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30]/[.C130]" office:value-type="percentage" office:value="0.968992248062015" calcext:value-type="percentage">
            <text:p>96.90%</text:p>
          </table:table-cell>
          <table:table-cell table:formula="of:=[.E130]+[.G130]+[.I130]+[.K130]+[.M130]+[.O130]+[.Q130]+[.S130]+[.U130]" office:value-type="float" office:value="1161" calcext:value-type="float">
            <text:p>1161</text:p>
          </table:table-cell>
          <table:table-cell office:value-type="string" calcext:value-type="string">
            <text:p>bow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H) Bow A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31]/[.C131]" office:value-type="percentage" office:value="0.968992248062015" calcext:value-type="percentage">
            <text:p>96.90%</text:p>
          </table:table-cell>
          <table:table-cell table:formula="of:=[.E131]+[.G131]+[.I131]+[.K131]+[.M131]+[.O131]+[.Q131]+[.S131]+[.U131]" office:value-type="float" office:value="1161" calcext:value-type="float">
            <text:p>1161</text:p>
          </table:table-cell>
          <table:table-cell office:value-type="string" calcext:value-type="string">
            <text:p>bow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1 (H) Bow B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32]/[.C132]" office:value-type="percentage" office:value="0.968992248062015" calcext:value-type="percentage">
            <text:p>96.90%</text:p>
          </table:table-cell>
          <table:table-cell table:formula="of:=[.E132]+[.G132]+[.I132]+[.K132]+[.M132]+[.O132]+[.Q132]+[.S132]+[.U132]" office:value-type="float" office:value="1161" calcext:value-type="float">
            <text:p>1161</text:p>
          </table:table-cell>
          <table:table-cell office:value-type="string" calcext:value-type="string">
            <text:p>bow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H) Bow A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33]/[.C133]" office:value-type="percentage" office:value="0.968992248062015" calcext:value-type="percentage">
            <text:p>96.90%</text:p>
          </table:table-cell>
          <table:table-cell table:formula="of:=[.E133]+[.G133]+[.I133]+[.K133]+[.M133]+[.O133]+[.Q133]+[.S133]+[.U133]" office:value-type="float" office:value="1161" calcext:value-type="float">
            <text:p>1161</text:p>
          </table:table-cell>
          <table:table-cell office:value-type="string" calcext:value-type="string">
            <text:p>bow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2 (H) Bow B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34]/[.C134]" office:value-type="percentage" office:value="0.968992248062015" calcext:value-type="percentage">
            <text:p>96.90%</text:p>
          </table:table-cell>
          <table:table-cell table:formula="of:=[.E134]+[.G134]+[.I134]+[.K134]+[.M134]+[.O134]+[.Q134]+[.S134]+[.U134]" office:value-type="float" office:value="1161" calcext:value-type="float">
            <text:p>1161</text:p>
          </table:table-cell>
          <table:table-cell office:value-type="string" calcext:value-type="string">
            <text:p>bow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H) Bow A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35]/[.C135]" office:value-type="percentage" office:value="0.968992248062015" calcext:value-type="percentage">
            <text:p>96.90%</text:p>
          </table:table-cell>
          <table:table-cell table:formula="of:=[.E135]+[.G135]+[.I135]+[.K135]+[.M135]+[.O135]+[.Q135]+[.S135]+[.U135]" office:value-type="float" office:value="1161" calcext:value-type="float">
            <text:p>1161</text:p>
          </table:table-cell>
          <table:table-cell office:value-type="string" calcext:value-type="string">
            <text:p>bow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 3 (H) Bow B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/>
          <table:table-cell table:formula="of:=[.U136]/[.C136]" office:value-type="percentage" office:value="0.9689557855127" calcext:value-type="percentage">
            <text:p>96.90%</text:p>
          </table:table-cell>
          <table:table-cell table:formula="of:=[.E136]+[.G136]+[.I136]+[.K136]+[.M136]+[.O136]+[.Q136]+[.S136]+[.U136]" office:value-type="float" office:value="1063" calcext:value-type="float">
            <text:p>1063</text:p>
          </table:table-cell>
          <table:table-cell office:value-type="string" calcext:value-type="string">
            <text:p>bow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Bow A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/>
          <table:table-cell table:formula="of:=[.U137]/[.C137]" office:value-type="percentage" office:value="0.9689557855127" calcext:value-type="percentage">
            <text:p>96.90%</text:p>
          </table:table-cell>
          <table:table-cell table:formula="of:=[.E137]+[.G137]+[.I137]+[.K137]+[.M137]+[.O137]+[.Q137]+[.S137]+[.U137]" office:value-type="float" office:value="1063" calcext:value-type="float">
            <text:p>1063</text:p>
          </table:table-cell>
          <table:table-cell office:value-type="string" calcext:value-type="string">
            <text:p>bow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4 (H) Bow B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/>
          <table:table-cell table:formula="of:=[.U138]/[.C138]" office:value-type="percentage" office:value="0.9689557855127" calcext:value-type="percentage">
            <text:p>96.90%</text:p>
          </table:table-cell>
          <table:table-cell table:formula="of:=[.E138]+[.G138]+[.I138]+[.K138]+[.M138]+[.O138]+[.Q138]+[.S138]+[.U138]" office:value-type="float" office:value="1063" calcext:value-type="float">
            <text:p>1063</text:p>
          </table:table-cell>
          <table:table-cell office:value-type="string" calcext:value-type="string">
            <text:p>bow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Bow A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/>
          <table:table-cell table:formula="of:=[.U139]/[.C139]" office:value-type="percentage" office:value="0.969047619047619" calcext:value-type="percentage">
            <text:p>96.90%</text:p>
          </table:table-cell>
          <table:table-cell table:formula="of:=[.E139]+[.G139]+[.I139]+[.K139]+[.M139]+[.O139]+[.Q139]+[.S139]+[.U139]" office:value-type="float" office:value="840" calcext:value-type="float">
            <text:p>840</text:p>
          </table:table-cell>
          <table:table-cell office:value-type="string" calcext:value-type="string">
            <text:p>bow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w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 5 (H) Bow B</text:p>
          </table:table-cell>
          <table:table-cell office:value-type="float" office:value="814" calcext:value-type="float">
            <text:p>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number-style style:name="N124P0" style:volatile="true">
      <number:number number:decimal-places="0" loext:min-decimal-places="0" number:min-integer-digits="1" number:grouping="true"/>
      <number:text> DM</number:text>
    </number:number-style>
    <number:number-style style:name="N12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DM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DM</number:text>
    </number:number-style>
    <number:number-style style:name="N12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DM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2P2" style:volatile="true">
      <loext:text> </loext:text>
      <loext:fill-character> </loext:fill-character>
      <number:text>- 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36P2" style:volatile="true">
      <loext:text> </loext:text>
      <loext:fill-character> </loext:fill-character>
      <number:text>- DM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9">
      <number:number number:decimal-places="5" loext:min-decimal-places="5" number:min-integer-digits="1"/>
      <number:text>%</number:text>
    </number:percentage-style>
    <number:percentage-style style:name="N150">
      <number:number number:decimal-places="21" loext:min-decimal-places="2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21:59:09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2:31:28.933000000</meta:creation-date>
    <dc:date>2018-03-15T22:19:34.887000000</dc:date>
    <meta:editing-duration>PT2H22M27S</meta:editing-duration>
    <meta:editing-cycles>65</meta:editing-cycles>
    <meta:generator>LibreOffice/5.4.1.2$Windows_x86 LibreOffice_project/ea7cb86e6eeb2bf3a5af73a8f7777ac570321527</meta:generator>
    <meta:document-statistic meta:table-count="3" meta:cell-count="4711" meta:object-count="0"/>
  </office:meta>
</office:document-meta>
</file>